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0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1" style:family="paragraph" style:parent-style-name="Heading_20_2">
      <style:paragraph-properties fo:margin-left="0in" fo:margin-right="0in" fo:text-indent="0in" style:auto-text-indent="false"/>
    </style:style>
    <style:style style:name="P32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3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4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5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6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0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1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2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3" style:family="paragraph" style:parent-style-name="Standard">
      <style:paragraph-properties fo:line-height="115%" fo:break-before="page" style:writing-mode="lr-tb"/>
    </style:style>
    <style:style style:name="P44" style:family="paragraph" style:parent-style-name="Heading_20_1">
      <style:paragraph-properties fo:break-before="page"/>
      <style:text-properties officeooo:paragraph-rsid="004bd68b"/>
    </style:style>
    <style:style style:name="P45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58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59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0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1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62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3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4" style:family="paragraph" style:parent-style-name="Standard">
      <style:paragraph-properties style:writing-mode="lr-tb"/>
    </style:style>
    <style:style style:name="P65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6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67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68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69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1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2" style:family="paragraph" style:parent-style-name="Standard">
      <style:text-properties officeooo:rsid="00501e9a" officeooo:paragraph-rsid="00501e9a"/>
    </style:style>
    <style:style style:name="P73" style:family="paragraph" style:parent-style-name="Standard">
      <style:text-properties officeooo:rsid="00501e9a" officeooo:paragraph-rsid="0053afab"/>
    </style:style>
    <style:style style:name="P74" style:family="paragraph" style:parent-style-name="Heading_20_1">
      <style:text-properties officeooo:paragraph-rsid="0049c2c3"/>
    </style:style>
    <style:style style:name="P75" style:family="paragraph" style:parent-style-name="Heading_20_1">
      <style:text-properties officeooo:paragraph-rsid="004bd68b"/>
    </style:style>
    <style:style style:name="P76" style:family="paragraph" style:parent-style-name="Heading_20_1">
      <style:text-properties officeooo:paragraph-rsid="0051d4aa"/>
    </style:style>
    <style:style style:name="P77" style:family="paragraph" style:parent-style-name="Text_20_body">
      <style:text-properties fo:font-weight="bold" style:font-weight-asian="bold" style:font-weight-complex="bold"/>
    </style:style>
    <style:style style:name="P78" style:family="paragraph" style:parent-style-name="Standard" style:list-style-name="L8">
      <style:text-properties officeooo:rsid="0053afab" officeooo:paragraph-rsid="0053afab"/>
    </style:style>
    <style:style style:name="P79" style:family="paragraph" style:parent-style-name="Standard" style:list-style-name="L8">
      <style:text-properties officeooo:rsid="005541ce" officeooo:paragraph-rsid="005541ce"/>
    </style:style>
    <style:style style:name="P80" style:family="paragraph" style:parent-style-name="Standard" style:list-style-name="L8">
      <style:text-properties officeooo:rsid="00561fd9" officeooo:paragraph-rsid="00561fd9"/>
    </style:style>
    <style:style style:name="P81" style:family="paragraph" style:parent-style-name="Standard" style:list-style-name="L9">
      <style:text-properties officeooo:paragraph-rsid="0053afab"/>
    </style:style>
    <style:style style:name="P82" style:family="paragraph" style:parent-style-name="Standard" style:list-style-name="L9">
      <style:text-properties officeooo:rsid="004aaafa" officeooo:paragraph-rsid="0053afab"/>
    </style:style>
    <style:style style:name="P83" style:family="paragraph" style:parent-style-name="Standard" style:list-style-name="L9">
      <style:text-properties officeooo:rsid="00501e9a" officeooo:paragraph-rsid="0053afab"/>
    </style:style>
    <style:style style:name="P84" style:family="paragraph" style:parent-style-name="Standard" style:list-style-name="L12"/>
    <style:style style:name="P85" style:family="paragraph" style:parent-style-name="Standard" style:list-style-name="LS2"/>
    <style:style style:name="P86" style:family="paragraph" style:parent-style-name="Standard" style:list-style-name="L18"/>
    <style:style style:name="P87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88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89" style:family="paragraph" style:parent-style-name="Standard" style:list-style-name="L7">
      <style:paragraph-properties style:writing-mode="lr-tb"/>
      <style:text-properties officeooo:paragraph-rsid="00501e9a"/>
    </style:style>
    <style:style style:name="P90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91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92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93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94" style:family="paragraph" style:parent-style-name="Standard" style:list-style-name="L10">
      <style:paragraph-properties style:writing-mode="lr-tb"/>
    </style:style>
    <style:style style:name="P95" style:family="paragraph" style:parent-style-name="Standard" style:list-style-name="L10">
      <style:paragraph-properties style:writing-mode="lr-tb"/>
      <style:text-properties officeooo:paragraph-rsid="0040919d"/>
    </style:style>
    <style:style style:name="P96" style:family="paragraph" style:parent-style-name="Standard" style:list-style-name="LS2">
      <style:paragraph-properties style:writing-mode="lr-tb"/>
      <style:text-properties officeooo:paragraph-rsid="0053307b"/>
    </style:style>
    <style:style style:name="P97" style:family="paragraph" style:parent-style-name="Standard" style:list-style-name="L15">
      <style:paragraph-properties style:writing-mode="lr-tb"/>
      <style:text-properties officeooo:paragraph-rsid="004259a3"/>
    </style:style>
    <style:style style:name="P98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99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0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01" style:family="paragraph" style:parent-style-name="Standard" style:list-style-name="LS1">
      <style:paragraph-properties style:writing-mode="lr-tb"/>
    </style:style>
    <style:style style:name="P102" style:family="paragraph" style:parent-style-name="Standard" style:list-style-name="LS1">
      <style:paragraph-properties style:writing-mode="lr-tb"/>
      <style:text-properties officeooo:paragraph-rsid="004bd68b"/>
    </style:style>
    <style:style style:name="P103" style:family="paragraph" style:parent-style-name="Standard" style:list-style-name="L19">
      <style:paragraph-properties style:writing-mode="lr-tb"/>
      <style:text-properties officeooo:paragraph-rsid="004aaafa"/>
    </style:style>
    <style:style style:name="P104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10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106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7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8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9" style:family="paragraph" style:parent-style-name="Standard" style:list-style-name="L19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0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1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12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3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4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15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16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17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1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19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0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1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22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23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2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2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26" style:family="paragraph" style:parent-style-name="Standard" style:list-style-name="L1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27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28" style:family="paragraph" style:parent-style-name="Standard" style:list-style-name="L2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29" style:family="paragraph" style:parent-style-name="Standard" style:list-style-name="L22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0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1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2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3" style:family="paragraph" style:parent-style-name="Standard" style:list-style-name="L20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34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6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7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38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39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40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41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42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43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44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4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46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47" style:family="paragraph" style:parent-style-name="Standard" style:list-style-name="L20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48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49" style:family="paragraph" style:parent-style-name="Standard" style:list-style-name="L17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5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51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52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5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7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8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9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0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6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65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166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6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168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69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0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1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7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7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6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7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78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79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0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82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83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8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8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86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87" style:family="paragraph" style:parent-style-name="Standard" style:list-style-name="L26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188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89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0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1" style:family="paragraph" style:parent-style-name="Standard" style:list-style-name="L3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3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94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95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19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19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19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199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0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01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02" style:family="paragraph" style:parent-style-name="Standard" style:list-style-name="L19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3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04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05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0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07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0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09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10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1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1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1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15" style:family="paragraph" style:parent-style-name="Standard" style:list-style-name="L24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16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217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18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2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2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23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24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25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26" style:family="paragraph" style:parent-style-name="Standard" style:list-style-name="L20">
      <style:paragraph-properties fo:line-height="115%" fo:break-before="auto" fo:break-after="auto" style:writing-mode="lr-tb"/>
      <style:text-properties officeooo:paragraph-rsid="00442652"/>
    </style:style>
    <style:style style:name="P227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228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22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30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1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2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3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4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5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6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8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9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0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3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54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57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5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5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6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6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6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6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6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6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6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67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6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6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7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71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2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3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4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5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76" style:family="paragraph" style:parent-style-name="Standard" style:list-style-name="L14">
      <style:paragraph-properties fo:margin-left="0.5in" fo:margin-right="0in" fo:text-indent="-0.25in" style:auto-text-indent="false"/>
    </style:style>
    <style:style style:name="P277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78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7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8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8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8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8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8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8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86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87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88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89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1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2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3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94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5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6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8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0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02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04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30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0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0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0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1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1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1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13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5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1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18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9" style:family="paragraph" style:parent-style-name="Heading_20_1">
      <style:paragraph-properties fo:line-height="115%" fo:break-before="auto" fo:break-after="auto" style:writing-mode="lr-tb"/>
    </style:style>
    <style:style style:name="P320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21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22" style:family="paragraph" style:parent-style-name="Heading_20_1">
      <style:text-properties officeooo:rsid="0049c2c3"/>
    </style:style>
    <style:style style:name="P323" style:family="paragraph" style:parent-style-name="Heading_20_1" style:list-style-name=""/>
    <style:style style:name="P324" style:family="paragraph" style:parent-style-name="Heading_20_1"/>
    <style:style style:name="P325" style:family="paragraph" style:parent-style-name="Heading_20_1">
      <style:text-properties officeooo:paragraph-rsid="004bd68b"/>
    </style:style>
    <style:style style:name="P32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27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2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2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30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31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32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33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34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35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36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37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38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39" style:family="paragraph" style:parent-style-name="Heading_20_1">
      <style:paragraph-properties fo:break-before="page"/>
    </style:style>
    <style:style style:name="P340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1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42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43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44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45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46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47" style:family="paragraph" style:parent-style-name="Heading_20_3">
      <style:paragraph-properties fo:line-height="115%" fo:break-before="auto" fo:break-after="auto" style:writing-mode="lr-tb"/>
    </style:style>
    <style:style style:name="P348" style:family="paragraph" style:parent-style-name="Text_20_body">
      <style:text-properties officeooo:rsid="00490551" officeooo:paragraph-rsid="0049c2c3"/>
    </style:style>
    <style:style style:name="P349" style:family="paragraph" style:parent-style-name="Title" style:master-page-name="Standard">
      <style:paragraph-properties fo:text-align="center" style:justify-single-word="false" style:page-number="auto"/>
    </style:style>
    <style:style style:name="P35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9">NETENTION FEATURES</text:p>
      <text:h text:style-name="P344" text:outline-level="10">100% Open-Source Architecture</text:h>
      <text:p text:style-name="P348">License: GPL</text:p>
      <text:p text:style-name="P61">Components</text:p>
      <text:list xml:id="list8267728607523765065" text:style-name="L5">
        <text:list-item>
          <text:p text:style-name="P87">Node.JS</text:p>
          <text:list>
            <text:list-item>
              <text:p text:style-name="P87">[npm's: see package.json]</text:p>
            </text:list-item>
          </text:list>
        </text:list-item>
        <text:list-item>
          <text:h text:style-name="P104" text:outline-level="10">MongoDB</text:h>
        </text:list-item>
        <text:list-item>
          <text:h text:style-name="P105" text:outline-level="10">HTML5/Javascript</text:h>
          <text:list>
            <text:list-item>
              <text:h text:style-name="P105" text:outline-level="10">[javascript client libraries]</text:h>
            </text:list-item>
          </text:list>
        </text:list-item>
      </text:list>
      <text:h text:style-name="P320" text:outline-level="10"><text:span text:style-name="T53">Web </text:span>Server <text:span text:style-name="T58">(Node.JS)</text:span></text:h>
      <text:p text:style-name="P59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3"/>
      <text:list xml:id="list8917664189819816512" text:style-name="L6">
        <text:list-item>
          <text:p text:style-name="P106">HTTP REST + Websockets</text:p>
        </text:list-item>
        <text:list-item>
          <text:p text:style-name="P153">Stores Objects</text:p>
        </text:list-item>
        <text:list-item>
          <text:p text:style-name="P106">Publish <text:span text:style-name="T60">O</text:span>bjects (new and edits to existing)</text:p>
        </text:list-item>
        <text:list-item>
          <text:p text:style-name="P154">Delete <text:span text:style-name="T60">O</text:span>bjects</text:p>
        </text:list-item>
        <text:list-item>
          <text:p text:style-name="P153">Server Plugins</text:p>
        </text:list-item>
        <text:list-item>
          <text:p text:style-name="P155">Options file: netention.options.js</text:p>
        </text:list-item>
        <text:list-item>
          <text:p text:style-name="P153">Identities &amp; Authentication</text:p>
          <text:list>
            <text:list-item>
              <text:p text:style-name="P110">Authenticated Login</text:p>
              <text:list>
                <text:list-item>
                  <text:p text:style-name="P106">OpenID</text:p>
                </text:list-item>
                <text:list-item>
                  <text:p text:style-name="P106">Google Accounts</text:p>
                </text:list-item>
              </text:list>
            </text:list-item>
            <text:list-item>
              <text:p text:style-name="P161">Anonymous Access</text:p>
              <text:list>
                <text:list-item>
                  <text:p text:style-name="P106"><text:span text:style-name="T53">O</text:span>ne-click anonymous access</text:p>
                </text:list-item>
                <text:list-item>
                  <text:p text:style-name="P106"><text:span text:style-name="T53">A</text:span>nonymous authentication shares a set of profiles created by anonymous users</text:p>
                </text:list-item>
                <text:list-item>
                  <text:p text:style-name="P156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62">Unidentified <text:span text:style-name="T53">(Public) Access</text:span></text:p>
              <text:list>
                <text:list-item>
                  <text:p text:style-name="P154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63">Logout</text:p>
            </text:list-item>
          </text:list>
        </text:list-item>
        <text:list-item>
          <text:p text:style-name="P111"><text:span text:style-name="T4">Identity </text:span><text:span text:style-name="T1">Switching</text:span><text:span text:style-name="T7"> </text:span></text:p>
          <text:list>
            <text:list-item>
              <text:p text:style-name="P88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67">TODO</text:p>
      <text:list xml:id="list4144137267206532514" text:style-name="L7">
        <text:list-item>
          <text:p text:style-name="P112"><text:span text:style-name="T55">permission to </text:span>require authentication to prevent a non-authenticated user from editing an authenticated user’s objects</text:p>
        </text:list-item>
        <text:list-item>
          <text:p text:style-name="P108">authentication instructions, more intuitive, hide either the login or logout menu item at a time. <text:s/>no separate login/logout page, just use items in main menu </text:p>
        </text:list-item>
        <text:list-item>
          <text:p text:style-name="P108">display status of connection and current action with visible icon/label. <text:s/>visible on application initializing also to show the current startup stage</text:p>
        </text:list-item>
        <text:list-item>
          <text:p text:style-name="P113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08">client-side crypto</text:p>
        </text:list-item>
        <text:list-item>
          <text:p text:style-name="P108">public key crypto for private message</text:p>
        </text:list-item>
        <text:list-item>
          <text:p text:style-name="P108">HTTPS Setup Instructions</text:p>
        </text:list-item>
        <text:list-item>
          <text:p text:style-name="P108">FB <text:span text:style-name="T53">&amp;</text:span> Twitter Authentication</text:p>
        </text:list-item>
        <text:list-item>
          <text:p text:style-name="P112">private messages, <text:span text:style-name="T60">private objects</text:span></text:p>
          <text:list>
            <text:list-item>
              <text:p text:style-name="P108">notifications of replies to own objects, or another reply to an object one has replied to</text:p>
            </text:list-item>
            <text:list-item>
              <text:p text:style-name="P157">Private: [ list of users that can read/edit/delete it]</text:p>
            </text:list-item>
          </text:list>
        </text:list-item>
        <text:list-item>
          <text:p text:style-name="P158">Admin level permissions: disable plugins except for admin</text:p>
        </text:list-item>
        <text:list-item>
          <text:p text:style-name="P89"><text:span text:style-name="T48">S</text:span>tatic - disable login completely, and use as particular URL as startup data</text:p>
        </text:list-item>
        <text:list-item>
          <text:p text:style-name="P108">Documented Web API for 3rd party tools &amp; apps</text:p>
          <text:list>
            <text:list-item>
              <text:p text:style-name="P89">Search Crawler Detection: GoogleBot/[all search engine]* crawler detection results instead of AJAX'd UI</text:p>
            </text:list-item>
            <text:list-item>
              <text:p text:style-name="P90">URL scheme for linking to internal data via crawler static HTML dumps</text:p>
            </text:list-item>
            <text:list-item>
              <text:p text:style-name="P90">Options for fooling the crawlers</text:p>
            </text:list-item>
          </text:list>
        </text:list-item>
        <text:list-item>
          <text:p text:style-name="P169"><text:span text:style-name="T48">A</text:span>nalytics</text:p>
        </text:list-item>
        <text:list-item>
          <text:p text:style-name="P169">server sends extra data when focus changes</text:p>
        </text:list-item>
        <text:list-item>
          <text:p text:style-name="P169">object-oriented <text:span text:style-name="T47">currying </text:span>nobject API <text:s/>(util.js)</text:p>
        </text:list-item>
        <text:list-item>
          <text:p text:style-name="P89">cleanup old “plan” variables, add /user/:id/ endpoint</text:p>
        </text:list-item>
        <text:list-item>
          <text:p text:style-name="P89">Travel/Motion as parent of both Arrive and Depart</text:p>
        </text:list-item>
        <text:list-item>
          <text:p text:style-name="P89">ghost ontology (client-side encrypted)</text:p>
        </text:list-item>
        <text:list-item>
          <text:p text:style-name="P89">netention server startup script on server boot</text:p>
          <text:list>
            <text:list-item>
              <text:p text:style-name="P89">add something in init.d and chmod a+x and set it on start and use su – user</text:p>
            </text:list-item>
          </text:list>
        </text:list-item>
        <text:list-item>
          <text:p text:style-name="P114">transmit all user-context objects (optional by client.js configuration option on load), ex: can,need,not,[skills]</text:p>
        </text:list-item>
        <text:list-item>
          <text:p text:style-name="P89">extra tags:</text:p>
          <text:list>
            <text:list-item>
              <text:p text:style-name="P89">ReadLater</text:p>
            </text:list-item>
            <text:list-item>
              <text:p text:style-name="P89">Fake (<text:span text:style-name="T47">bullshit)</text:span></text:p>
            </text:list-item>
            <text:list-item>
              <text:p text:style-name="P89">Funny</text:p>
            </text:list-item>
            <text:list-item>
              <text:p text:style-name="P89">Theory</text:p>
            </text:list-item>
            <text:list-item>
              <text:p text:style-name="P89">Warning</text:p>
            </text:list-item>
          </text:list>
        </text:list-item>
        <text:list-item>
          <text:p text:style-name="P91">Centroid tag normalization</text:p>
        </text:list-item>
        <text:list-item>
          <text:p text:style-name="P91">Matching plugin</text:p>
          <text:list>
            <text:list-item>
              <text:p text:style-name="P91">verify matching plugin still works</text:p>
            </text:list-item>
            <text:list-item>
              <text:p text:style-name="P114"><text:span text:style-name="T48">m</text:span>atch (Best Matches for a given user)</text:p>
              <text:list>
                <text:list-item>
                  <text:p text:style-name="P114">Best Teachers</text:p>
                </text:list-item>
                <text:list-item>
                  <text:p text:style-name="P114">Best Students</text:p>
                </text:list-item>
                <text:list-item>
                  <text:p text:style-name="P114">Best Collaborators</text:p>
                </text:list-item>
                <text:list-item>
                  <text:p text:style-name="P180">Nearest (ignores geolocation)</text:p>
                </text:list-item>
              </text:list>
            </text:list-item>
          </text:list>
        </text:list-item>
        <text:list-item>
          <text:p text:style-name="P114">refactor ontology format so that:</text:p>
          <text:list>
            <text:list-item>
              <text:p text:style-name="P114">uri -&gt; id</text:p>
            </text:list-item>
            <text:list-item>
              <text:p text:style-name="P180">tag -&gt; type</text:p>
            </text:list-item>
          </text:list>
        </text:list-item>
        <text:list-item>
          <text:p text:style-name="P159">JSON-DL</text:p>
        </text:list-item>
      </text:list>
      <text:p text:style-name="P322">Web Client (HTML5/JS)</text:p>
      <text:list xml:id="list1080032506317418005" text:style-name="L8">
        <text:list-item>
          <text:p text:style-name="P78">Real-time Group Object Creation, Editing, Mutating, Searching, Sharing, Realizing</text:p>
          <text:list>
            <text:list-item>
              <text:p text:style-name="P78">Websockets</text:p>
            </text:list-item>
          </text:list>
        </text:list-item>
        <text:list-item>
          <text:p text:style-name="P78">Editable Tag &amp; Property Ontology, supporting</text:p>
          <text:list>
            <text:list-item>
              <text:p text:style-name="P78">Matching</text:p>
            </text:list-item>
            <text:list-item>
              <text:p text:style-name="P78">Eliciting more information from users or sensors</text:p>
            </text:list-item>
            <text:list-item>
              <text:p text:style-name="P78">Similar to RDF/OWL, and can be mapped at least partially</text:p>
            </text:list-item>
          </text:list>
        </text:list-item>
        <text:list-item>
          <text:p text:style-name="P78">Memory of Objects (a subset of those available on Server)</text:p>
        </text:list-item>
        <text:list-item>
          <text:p text:style-name="P78">Multiple Views</text:p>
          <text:list>
            <text:list-item>
              <text:p text:style-name="P79">Goal</text:p>
            </text:list-item>
            <text:list-item>
              <text:p text:style-name="P79">Map</text:p>
            </text:list-item>
            <text:list-item>
              <text:p text:style-name="P79">Browse</text:p>
            </text:list-item>
            <text:list-item>
              <text:p text:style-name="P79">Network</text:p>
            </text:list-item>
            <text:list-item>
              <text:p text:style-name="P79">Chat</text:p>
            </text:list-item>
            <text:list-item>
              <text:p text:style-name="P80">Team</text:p>
            </text:list-item>
            <text:list-item>
              <text:p text:style-name="P79">Trends</text:p>
            </text:list-item>
          </text:list>
        </text:list-item>
        <text:list-item>
          <text:p text:style-name="P78">Semantic Focus Editor</text:p>
        </text:list-item>
        <text:list-item>
          <text:p text:style-name="P78">Contextual Actions</text:p>
        </text:list-item>
        <text:list-item>
          <text:p text:style-name="P78">Server Plugin Interface for extending functionality</text:p>
        </text:list-item>
        <text:list-item>
          <text:p text:style-name="P78">Ubiquity</text:p>
        </text:list-item>
      </text:list>
      <text:list xml:id="list2195876069894407691" text:style-name="L9">
        <text:list-item>
          <text:p text:style-name="P81"><text:span text:style-name="T56">Browser </text:span>Compatibility</text:p>
          <text:list>
            <text:list-item>
              <text:p text:style-name="P82">Chrome</text:p>
            </text:list-item>
            <text:list-item>
              <text:p text:style-name="P82">Firefox</text:p>
            </text:list-item>
            <text:list-item>
              <text:p text:style-name="P82">Android</text:p>
            </text:list-item>
          </text:list>
        </text:list-item>
        <text:list-item>
          <text:p text:style-name="P82">Device Compatibility</text:p>
          <text:list>
            <text:list-item>
              <text:p text:style-name="P83">Desktop PC</text:p>
            </text:list-item>
            <text:list-item>
              <text:p text:style-name="P83">Tablet</text:p>
            </text:list-item>
            <text:list-item>
              <text:p text:style-name="P83">Phone</text:p>
            </text:list-item>
            <text:list-item>
              <text:p text:style-name="P83">Server (headless)</text:p>
            </text:list-item>
          </text:list>
        </text:list-item>
      </text:list>
      <text:p text:style-name="P73"/>
      <text:list xml:id="list103339685942299" text:continue-numbering="true" text:style-name="L9">
        <text:list-header>
          <text:p text:style-name="P83"/>
        </text:list-header>
      </text:list>
      <text:p text:style-name="P72"/>
      <text:p text:style-name="P65">TODO</text:p>
      <text:list xml:id="list474565544845177907" text:style-name="L10">
        <text:list-item>
          <text:p text:style-name="P92">use last view on startup</text:p>
        </text:list-item>
        <text:list-item>
          <text:p text:style-name="P95"><text:span text:style-name="T46">A</text:span>uthentication and profiles view (LoadSplash)</text:p>
          <text:list>
            <text:list-item>
              <text:p text:style-name="P95">fix new user bug</text:p>
              <text:list>
                <text:list-item>
                  <text:p text:style-name="P95">update profile selector when new profiles are added (via backbone event)</text:p>
                </text:list-item>
                <text:list-item>
                  <text:p text:style-name="P95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95">Bug when creating first profile after authenticating on a new host?</text:p>
            </text:list-item>
            <text:list-item>
              <text:p text:style-name="P95">Login bug?: refresh all available profiles from server before ''identify'</text:p>
            </text:list-item>
            <text:list-item>
              <text:p text:style-name="P181">draw profiles as square buttons, and 'new profile' as the final right-most button</text:p>
            </text:list-item>
          </text:list>
        </text:list-item>
        <text:list-item>
          <text:p text:style-name="P115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22">filtering should work when unidentified</text:p>
        </text:list-item>
        <text:list-item>
          <text:p text:style-name="P115">escape key to toggle avatarmenu</text:p>
        </text:list-item>
        <text:list-item>
          <text:p text:style-name="P183">indicators while loading, can appear paused on slow connections or when much data is sent</text:p>
        </text:list-item>
        <text:list-item>
          <text:p text:style-name="P184">optional periodic updates for un-connected clients</text:p>
        </text:list-item>
        <text:list-item>
          <text:p text:style-name="P165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23">indexeddb to avoid serializing attention[] to localStorage</text:p>
        </text:list-item>
        <text:list-item>
          <text:p text:style-name="P94">remove unused CSS</text:p>
        </text:list-item>
        <text:list-item>
          <text:p text:style-name="P94">content area scroll issue (on macOSX) in Team View</text:p>
        </text:list-item>
        <text:list-item>
          <text:p text:style-name="P94">&lt;time&gt; update immediate, it seems to take 60 sec for first refresh</text:p>
          <text:list>
            <text:list-item>
              <text:p text:style-name="P94"><text:s text:c="4"/>$('body').timeago('refresh');</text:p>
            </text:list-item>
          </text:list>
        </text:list-item>
      </text:list>
      <text:h text:style-name="P327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8346052253210549954" text:style-name="L11">
        <text:list-item>
          <text:p text:style-name="P119">real</text:p>
          <text:list>
            <text:list-item>
              <text:p text:style-name="P193">floating point value</text:p>
            </text:list-item>
            <text:list-item>
              <text:p text:style-name="P193">optional unit type</text:p>
            </text:list-item>
          </text:list>
        </text:list-item>
        <text:list-item>
          <text:p text:style-name="P119">integer</text:p>
        </text:list-item>
        <text:list-item>
          <text:p text:style-name="P119">boolean</text:p>
        </text:list-item>
        <text:list-item>
          <text:p text:style-name="P119"><text:span text:style-name="T59">space</text:span>point</text:p>
          <text:list>
            <text:list-item>
              <text:p text:style-name="P193">latitude, longitude, altitude, planet</text:p>
            </text:list-item>
          </text:list>
        </text:list-item>
        <text:list-item>
          <text:p text:style-name="P119">timepoint</text:p>
        </text:list-item>
        <text:list-item>
          <text:p text:style-name="P119">timerange</text:p>
        </text:list-item>
        <text:list-item>
          <text:p text:style-name="P119">text</text:p>
        </text:list-item>
        <text:list-item>
          <text:p text:style-name="P195">sketch</text:p>
        </text:list-item>
        <text:list-item>
          <text:p text:style-name="P142">textarea</text:p>
          <text:list>
            <text:list-item>
              <text:p text:style-name="P193">(supports HTML)</text:p>
            </text:list-item>
          </text:list>
        </text:list-item>
        <text:list-item>
          <text:p text:style-name="P119"><text:span text:style-name="T59">o</text:span>bject</text:p>
        </text:list-item>
        <text:list-item>
          <text:p text:style-name="P119">…</text:p>
        </text:list-item>
      </text:list>
      <text:p text:style-name="P39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39"/>
      <text:p text:style-name="P8">TODO</text:p>
      <text:list xml:id="list1440188130110995818" text:style-name="L12">
        <text:list-item>
          <text:p text:style-name="P143">Object tag restrictions with extra parameter</text:p>
        </text:list-item>
        <text:list-item>
          <text:p text:style-name="P170">Extra Data types</text:p>
          <text:list>
            <text:list-item>
              <text:p text:style-name="P120">[see Semantic view]</text:p>
            </text:list-item>
            <text:list-item>
              <text:p text:style-name="P120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20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20">alert messages for when tags are added, ex. rss instructions</text:p>
        </text:list-item>
        <text:list-item>
          <text:p text:style-name="P194">spacearea property type:</text:p>
          <text:list>
            <text:list-item>
              <text:p text:style-name="P194">circular</text:p>
            </text:list-item>
            <text:list-item>
              <text:p text:style-name="P194">polygonal</text:p>
            </text:list-item>
            <text:list-item>
              <text:p text:style-name="P194">quadrilateral</text:p>
            </text:list-item>
          </text:list>
        </text:list-item>
        <text:list-item>
          <text:p text:style-name="P120">object values</text:p>
          <text:list>
            <text:list-item>
              <text:p text:style-name="P120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20">tag and property creation and editing</text:p>
        </text:list-item>
        <text:list-item>
          <text:p text:style-name="P120">property inheritance</text:p>
        </text:list-item>
        <text:list-item>
          <text:p text:style-name="P120">max property arity (default=unlimited &amp; not required)</text:p>
        </text:list-item>
        <text:list-item>
          <text:p text:style-name="P120">subtag matches in relevancy heuristic</text:p>
        </text:list-item>
        <text:list-item>
          <text:p text:style-name="P120">icons for tags and properties</text:p>
          <text:list>
            <text:list-item>
              <text:p text:style-name="P144">in tag menus</text:p>
            </text:list-item>
            <text:list-item>
              <text:p text:style-name="P144">default icon?</text:p>
            </text:list-item>
            <text:list-item>
              <text:p text:style-name="P144">icon grow on hover?</text:p>
            </text:list-item>
          </text:list>
        </text:list-item>
        <text:list-item>
          <text:p text:style-name="P120">tag actions (ex: popup notice)</text:p>
        </text:list-item>
        <text:list-item>
          <text:p text:style-name="P120">hidden tags and properties (ex: for system use, not humans)</text:p>
        </text:list-item>
        <text:list-item>
          <text:p text:style-name="P84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5885432958217836506" text:style-name="LS2">
        <text:list-header>
          <text:p text:style-name="P229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96"/>
        </text:list-header>
        <text:list-item>
          <text:p text:style-name="P257">Keyword filter field</text:p>
          <text:list>
            <text:list-item>
              <text:p text:style-name="P257">with voice input (on Chrome browsers)</text:p>
            </text:list-item>
          </text:list>
        </text:list-item>
        <text:list-item>
          <text:p text:style-name="P85">Optional Geolocation field (clickable map)</text:p>
        </text:list-item>
        <text:list-item>
          <text:p text:style-name="P85">Optional TimeRange field</text:p>
        </text:list-item>
        <text:list-item>
          <text:p text:style-name="P85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85">Rearrange Tag Order</text:p>
        </text:list-item>
        <text:list-item>
          <text:p text:style-name="P146"/>
        </text:list-item>
        <text:list-item>
          <text:p text:style-name="P253">TODO</text:p>
        </text:list-item>
        <text:list-item>
          <text:p text:style-name="P258"/>
        </text:list-item>
        <text:list-item>
          <text:p text:style-name="P261">Allow properties/values</text:p>
        </text:list-item>
        <text:list-item>
          <text:p text:style-name="P262">Creates new object <text:span text:style-name="T57">from focus</text:span></text:p>
          <text:list>
            <text:list-item>
              <text:p text:style-name="P262">Export to JSON</text:p>
            </text:list-item>
          </text:list>
        </text:list-item>
        <text:list-item>
          <text:p text:style-name="P263">Focus bug when strength field specified, maybe in util.js relevancy function</text:p>
        </text:list-item>
        <text:list-item>
          <text:p text:style-name="P263"><text:span text:style-name="T57">Complete the </text:span>time focus to choose time relevancy</text:p>
        </text:list-item>
        <text:list-item>
          <text:p text:style-name="P263">adjust url to contain keyword or time focus</text:p>
        </text:list-item>
        <text:list-item>
          <text:p text:style-name="P268">Focus presets</text:p>
          <text:list>
            <text:list-item>
              <text:list>
                <text:list-item>
                  <text:p text:style-name="P182">Needs</text:p>
                </text:list-item>
                <text:list-item>
                  <text:p text:style-name="P182">Infrastructure</text:p>
                </text:list-item>
                <text:list-item>
                  <text:p text:style-name="P185">Emotions</text:p>
                </text:list-item>
              </text:list>
            </text:list-item>
          </text:list>
        </text:list-item>
      </text:list>
      <text:p text:style-name="P22"/>
      <text:p text:style-name="P76">Tag Selector <text:span text:style-name="T56">Widget</text:span></text:p>
      <text:p text:style-name="Heading_20_2">Wiki Tagger</text:p>
      <text:p text:style-name="P29">A widget for quickly selecting one or more Wikipedia tags for use in defining objects.</text:p>
      <text:p text:style-name="P30"/>
      <text:list xml:id="list6883615023566263692" text:style-name="LS6">
        <text:list-item>
          <text:p text:style-name="P231">widget for harvesting tags from any wikipedia/mediawiki page</text:p>
          <text:p text:style-name="P254"/>
        </text:list-item>
      </text:list>
      <text:p text:style-name="P256">TODO</text:p>
      <text:list xml:id="list8383498872883667798" text:style-name="L13">
        <text:list-item>
          <text:p text:style-name="P271">bug when selecting wikitags after an initial wikitagger had previously been displayed</text:p>
        </text:list-item>
        <text:list-item>
          <text:p text:style-name="P275">wikirequest HTTP bug</text:p>
          <text:list>
            <text:list-item>
              <text:p text:style-name="P272">try an alternative HTTP fetch method and i think it might be encoding</text:p>
            </text:list-item>
          </text:list>
        </text:list-item>
        <text:list-item>
          <text:p text:style-name="P272">back button</text:p>
        </text:list-item>
        <text:list-item>
          <text:p text:style-name="P274">handle anchors on the same page</text:p>
        </text:list-item>
        <text:list-item>
          <text:p text:style-name="P273">Smush upper/lowercase wikipages</text:p>
        </text:list-item>
      </text:list>
      <text:p text:style-name="P26"/>
      <text:p text:style-name="P31">Favorites Tagger</text:p>
      <text:p text:style-name="P28">TODO</text:p>
      <text:list xml:id="list2752871248441589399" text:style-name="L14">
        <text:list-item>
          <text:p text:style-name="P276">‘favorites’ tag widget (star)</text:p>
        </text:list-item>
      </text:list>
      <text:p text:style-name="P22"/>
      <text:p text:style-name="P74">Object Summary <text:span text:style-name="T48">Widget</text:span></text:p>
      <text:p text:style-name="P3">An ObjectView is a widget that displays essential information about an object.</text:p>
      <text:list xml:id="list6450469754434268573" text:style-name="LS37">
        <text:list-item>
          <text:p text:style-name="P121">Name</text:p>
        </text:list-item>
        <text:list-item>
          <text:p text:style-name="P121">Tags</text:p>
        </text:list-item>
        <text:list-item>
          <text:p text:style-name="P121">Description</text:p>
        </text:list-item>
        <text:list-item>
          <text:p text:style-name="P121">Geolocation</text:p>
        </text:list-item>
        <text:list-item>
          <text:p text:style-name="P121">Age</text:p>
        </text:list-item>
        <text:list-item>
          <text:p text:style-name="P121">...</text:p>
        </text:list-item>
      </text:list>
      <text:p text:style-name="P33">It also includes actions which may be displayed as buttons, or in a pulldown menu:</text:p>
      <text:list xml:id="list7941605692694983642" text:style-name="LS38">
        <text:list-item>
          <text:p text:style-name="P122">Reply</text:p>
        </text:list-item>
        <text:list-item>
          <text:p text:style-name="P122">Delete</text:p>
        </text:list-item>
        <text:list-item>
          <text:p text:style-name="P186">..</text:p>
        </text:list-item>
      </text:list>
      <text:p text:style-name="P77">TODO</text:p>
      <text:list xml:id="list8007756219479198451" text:style-name="L15">
        <text:list-item>
          <text:p text:style-name="P97">unnamed objectviews can not be popped up since title is effecdtively invisible</text:p>
        </text:list-item>
        <text:list-item>
          <text:p text:style-name="P224">make popup buttons more clear, <text:span text:style-name="T49">since one needs </text:span>to hover over the bottom left area</text:p>
        </text:list-item>
        <text:list-item>
          <text:p text:style-name="P224">click an object’s lat/lon field to go to map</text:p>
        </text:list-item>
        <text:list-item>
          <text:p text:style-name="P224">popup info on clicked tags and properties</text:p>
        </text:list-item>
        <text:list-item>
          <text:p text:style-name="P123"><text:span text:style-name="T54">Altitude / planet / </text:span>outer space aware</text:p>
          <text:list>
            <text:list-item>
              <text:p text:style-name="P123">time delta + space distance direction altitude</text:p>
            </text:list-item>
            <text:list-item>
              <text:p text:style-name="P171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69"/>
        </text:list-header>
      </text:list>
      <text:p text:style-name="Heading_20_1">Object Editor <text:span text:style-name="T56">Widget</text:span></text:p>
      <text:list xml:id="list4454143667189628072" text:style-name="L16">
        <text:list-item>
          <text:p text:style-name="P107">View-only Mode</text:p>
        </text:list-item>
        <text:list-item>
          <text:p text:style-name="P107">Add Tags</text:p>
        </text:list-item>
        <text:list-item>
          <text:p text:style-name="P107">Add [suggested] Properties</text:p>
        </text:list-item>
        <text:list-item>
          <text:p text:style-name="P107">File Upload</text:p>
        </text:list-item>
        <text:list-item>
          <text:p text:style-name="P107">Export</text:p>
        </text:list-item>
        <text:list-item>
          <text:p text:style-name="P107">Save</text:p>
        </text:list-item>
        <text:list-item>
          <text:p text:style-name="P160">Adds required (“min” &gt;= 1) properties automatically and applies an optional included default value of the property</text:p>
        </text:list-item>
      </text:list>
      <text:p text:style-name="P66">TODO</text:p>
      <text:list xml:id="list103339927741848" text:continue-list="list474565544845177907" text:style-name="L10">
        <text:list-item>
          <text:p text:style-name="P98">arity, <text:span text:style-name="T54">default value, </text:span>etc.. (test with rss feed tag)</text:p>
          <text:list>
            <text:list-item>
              <text:p text:style-name="P99">max arity to prevent displaying and adding new properties that are too many</text:p>
            </text:list-item>
          </text:list>
        </text:list-item>
        <text:list-item>
          <text:p text:style-name="P116">“interview” mode for answering required fields as they become necessary. activated by a flashing button?</text:p>
        </text:list-item>
        <text:list-item>
          <text:p text:style-name="P116">ctrl-enter to send/create</text:p>
        </text:list-item>
        <text:list-item>
          <text:p text:style-name="P116">property widgets for types:</text:p>
          <text:list>
            <text:list-item>
              <text:list>
                <text:list-item>
                  <text:p text:style-name="P116">timepoint (1 calendar with time input)</text:p>
                </text:list-item>
                <text:list-item>
                  <text:p text:style-name="P116">timesegment (2 calendars with time input)</text:p>
                </text:list-item>
                <text:list-item>
                  <text:p text:style-name="P116">real:unit</text:p>
                  <text:list>
                    <text:list-item>
                      <text:p text:style-name="P116">seconds</text:p>
                    </text:list-item>
                    <text:list-item>
                      <text:p text:style-name="P116">meters</text:p>
                    </text:list-item>
                    <text:list-item>
                      <text:p text:style-name="P116">kilograms</text:p>
                    </text:list-item>
                    <text:list-item>
                      <text:p text:style-name="P116">celsius</text:p>
                    </text:list-item>
                    <text:list-item>
                      <text:p text:style-name="P116">joules, watts</text:p>
                    </text:list-item>
                    <text:list-item>
                      <text:p text:style-name="P116">[all SI units]</text:p>
                    </text:list-item>
                    <text:list-item>
                      <text:p text:style-name="P116">...</text:p>
                    </text:list-item>
                  </text:list>
                </text:list-item>
                <text:list-item>
                  <text:p text:style-name="P116">texthash</text:p>
                </text:list-item>
                <text:list-item>
                  <text:p text:style-name="P116">object:tag with dynamic combobox selector of all tags, by package or hierarchy</text:p>
                </text:list-item>
                <text:list-item>
                  <text:p text:style-name="P116">object:[tag] with dynamic combobox selector of all instances of a specific tag</text:p>
                </text:list-item>
                <text:list-item>
                  <text:p text:style-name="P116">livetext (a realtime collaborative text editor via ShareJS)</text:p>
                </text:list-item>
                <text:list-item>
                  <text:p text:style-name="P196">[other datatypes...]</text:p>
                </text:list-item>
              </text:list>
            </text:list-item>
          </text:list>
        </text:list-item>
        <text:list-item>
          <text:p text:style-name="P93">tag search by keyword</text:p>
        </text:list-item>
        <text:list-item>
          <text:p text:style-name="P94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94">add ‘deleted.’ notification to an object edtior (ex: in a popup window) that has been deleted. otherwise it’s confusing to see it on the screen unchanged</text:p>
        </text:list-item>
        <text:list-item>
          <text:p text:style-name="P117">multivariate unit/<text:span text:style-name="T52">physical unit/</text:span>currency/measurement support for real (scalar) quantities</text:p>
        </text:list-item>
        <text:list-item>
          <text:p text:style-name="P100">Upload Form</text:p>
          <text:list>
            <text:list-item>
              <text:p text:style-name="P94">make sure that file upload form works if multiple object edits are instantiated</text:p>
            </text:list-item>
            <text:list-item>
              <text:p text:style-name="P94">file upload form should disable the ‘Upload’ button after an upload, since clicking on it will take them to a different page</text:p>
            </text:list-item>
            <text:list-item>
              <text:p text:style-name="P94">fix duplicate upload bug - attached UUID to end of filename?</text:p>
            </text:list-item>
          </text:list>
        </text:list-item>
        <text:list-item>
          <text:p text:style-name="P118"><text:span text:style-name="T48">More options for sketch </text:span>input <text:span text:style-name="T48">(colors, brushes, etc..)</text:span></text:p>
          <text:list>
            <text:list-item>
              <text:p text:style-name="P197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198">bug when getting mouse position for sketch when object editor window is sized abnormally</text:p>
            </text:list-item>
          </text:list>
        </text:list-item>
      </text:list>
      <text:p text:style-name="P64"/>
      <text:h text:style-name="Heading_20_1" text:outline-level="10">Internationalization</text:h>
      <text:h text:style-name="P166" text:outline-level="10">TODO</text:h>
      <text:list xml:id="list2019369921943330421" text:style-name="LS1">
        <text:list-item>
          <text:p text:style-name="P124"><text:span text:style-name="T35">Language selector and </text:span>translation plugin</text:p>
          <text:list>
            <text:list-item>
              <text:h text:style-name="P172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199" text:outline-level="10"/>
      <text:h text:style-name="P330" text:outline-level="10">View<text:span text:style-name="T56">s</text:span></text:h>
      <text:h text:style-name="P277" text:outline-level="10">Each view is a different method of depicting a set of objects.</text:h>
      <text:p text:style-name="P75"><text:span text:style-name="T12">Browse </text:span><text:span text:style-name="T13">Vi</text:span><text:span text:style-name="T12">ew</text:span></text:p>
      <text:list xml:id="list3724206573971425397" text:style-name="L27">
        <text:list-item>
          <text:p text:style-name="P188">Arrangements</text:p>
          <text:list>
            <text:list-item>
              <text:p text:style-name="P188">List</text:p>
            </text:list-item>
            <text:list-item>
              <text:p text:style-name="P188">Grid</text:p>
            </text:list-item>
            <text:list-item>
              <text:p text:style-name="P188">Slides (Reveal.JS)</text:p>
            </text:list-item>
          </text:list>
        </text:list-item>
        <text:list-item>
          <text:p text:style-name="P188">Item Context Popup Menu</text:p>
        </text:list-item>
        <text:list-item>
          <text:p text:style-name="P188">Multi-Item Popup Menu (via Checkboxes)</text:p>
        </text:list-item>
        <text:list-item>
          <text:p text:style-name="P188">Font-size Adjust</text:p>
        </text:list-item>
      </text:list>
      <text:p text:style-name="P35">TODO</text:p>
      <text:list xml:id="list8975579308511788747" text:style-name="L17">
        <text:list-item>
          <text:p text:style-name="P207">Tag filter box in Browse view (each unique tag: +/-)</text:p>
        </text:list-item>
        <text:list-item>
          <text:p text:style-name="P126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26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26">pdf.js</text:p>
            </text:list-item>
            <text:list-item>
              <text:p text:style-name="P126">accordion menu (left) with tree (taxonomy) variable (ex: a JSON object)</text:p>
            </text:list-item>
            <text:list-item>
              <text:p text:style-name="P207">viewer framework (right) - find best js presentation from github &amp; rip it</text:p>
            </text:list-item>
          </text:list>
        </text:list-item>
        <text:list-item>
          <text:p text:style-name="P126">‘<text:span text:style-name="T48">S</text:span>can’ button add end of list/grid that queries server for more data</text:p>
          <text:list>
            <text:list-item>
              <text:p text:style-name="P207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49"><text:span text:style-name="T48">List </text:span>sort options</text:p>
        </text:list-item>
        <text:list-item>
          <text:p text:style-name="P126">pin pinned objects to the top</text:p>
        </text:list-item>
        <text:list-item>
          <text:p text:style-name="P126">exclude / include by tag</text:p>
        </text:list-item>
        <text:list-item>
          <text:p text:style-name="P126">replies, threaded replies</text:p>
        </text:list-item>
        <text:list-item>
          <text:p text:style-name="P126">clone it or save as a self-contained report object which can be shared</text:p>
        </text:list-item>
        <text:list-item>
          <text:p text:style-name="P176">correct pagination</text:p>
        </text:list-item>
        <text:list-item>
          <text:p text:style-name="P207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26">inline editing of properties by clicking on them when one has edit permission, clicked label -&gt; text input -&gt; label</text:p>
        </text:list-item>
        <text:list-item>
          <text:p text:style-name="P176">Parameters to customize rendering</text:p>
          <text:list>
            <text:list-item>
              <text:p text:style-name="P209">CSS (done)</text:p>
            </text:list-item>
          </text:list>
        </text:list-item>
        <text:list-item>
          <text:p text:style-name="P126">“User” Action Buttons</text:p>
          <text:list>
            <text:list-item>
              <text:p text:style-name="P126">Text Chat (button)</text:p>
            </text:list-item>
            <text:list-item>
              <text:p text:style-name="P126">Video Chat (button)</text:p>
            </text:list-item>
            <text:list-item>
              <text:p text:style-name="P126">Pay (button)</text:p>
              <text:list>
                <text:list-item>
                  <text:p text:style-name="P126">Bitcoin</text:p>
                </text:list-item>
                <text:list-item>
                  <text:p text:style-name="P126">Paypal</text:p>
                </text:list-item>
              </text:list>
            </text:list-item>
          </text:list>
        </text:list-item>
        <text:list-item>
          <text:p text:style-name="P207">Optimize rendering with templates</text:p>
        </text:list-item>
      </text:list>
      <text:p text:style-name="P38"/>
      <text:p text:style-name="P75">Goal View</text:p>
      <text:list xml:id="list3229131539694056435" text:style-name="L26">
        <text:list-item>
          <text:p text:style-name="P187">Create and Edit “Ambient” Goals, which represent immediate or long-term goals</text:p>
        </text:list-item>
        <text:list-item>
          <text:p text:style-name="P187">Create and Edit Time-specific Goals, forming a personal &amp; group schedule</text:p>
        </text:list-item>
        <text:list-item>
          <text:p text:style-name="P187">Spacetime Tag Planning suggests possible meetings</text:p>
        </text:list-item>
      </text:list>
      <text:p text:style-name="P35">TODO</text:p>
      <text:list xml:id="list103341013209511" text:continue-list="list2019369921943330421" text:style-name="LS1">
        <text:list-item>
          <text:p text:style-name="P211">toggle between 'mine' and 'all'</text:p>
        </text:list-item>
        <text:list-item>
          <text:p text:style-name="P221">copy author's location to goal's default location</text:p>
        </text:list-item>
        <text:list-item>
          <text:p text:style-name="P212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12"><text:span text:style-name="T39">recurrent goals: </text:span><text:span text:style-name="T9">exercise-like behavior reminder</text:span></text:p>
        </text:list-item>
        <text:list-item>
          <text:p text:style-name="P125">alternate time views:</text:p>
          <text:list>
            <text:list-item>
              <text:p text:style-name="P150">timeline</text:p>
            </text:list-item>
            <text:list-item>
              <text:p text:style-name="P213">half-hourly</text:p>
            </text:list-item>
            <text:list-item>
              <text:p text:style-name="P174">hourly (without reference to date, but adjust for daylight savings and timezone. mostly rely on unixtime)</text:p>
            </text:list-item>
            <text:list-item>
              <text:p text:style-name="P125">weekly</text:p>
            </text:list-item>
            <text:list-item>
              <text:p text:style-name="P125">monthly</text:p>
            </text:list-item>
            <text:list-item>
              <text:p text:style-name="P125">add ability to set alternate destination location for any given ‘want to’ item. but default to current location</text:p>
            </text:list-item>
            <text:list-item>
              <text:p text:style-name="P125">allow an activity to be marked as ‘completed’ or ‘delayed’</text:p>
            </text:list-item>
            <text:list-item>
              <text:p text:style-name="P125">if an activity is repetitive, see the repetition metadata collected below and organize into a single panel where it can all be controlled</text:p>
            </text:list-item>
            <text:list-item>
              <text:p text:style-name="P125">classes are similar to ‘want to’ items but their main purpose is to</text:p>
              <text:list>
                <text:list-item>
                  <text:p text:style-name="P125">generate ‘want to’ in the future, at some learning pace</text:p>
                </text:list-item>
                <text:list-item>
                  <text:p text:style-name="P125">track the completion of the course</text:p>
                </text:list-item>
                <text:list-item>
                  <text:p text:style-name="P164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02">Goal “Programs” that activate wizards, ex:</text:p>
          <text:list>
            <text:list-item>
              <text:p text:style-name="P225">time templates: create future schedules parametrically from templates with parameters</text:p>
            </text:list-item>
            <text:list-item>
              <text:p text:style-name="P102">self-inventory wizard: “what do I have access to?”</text:p>
            </text:list-item>
            <text:list-item>
              <text:p text:style-name="P102">emotional inventory (ex: every 6 hours)</text:p>
            </text:list-item>
          </text:list>
        </text:list-item>
        <text:list-item>
          <text:p text:style-name="P225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25">displays current goals</text:p>
          <text:list>
            <text:list-item>
              <text:p text:style-name="P125">set as complete</text:p>
            </text:list-item>
            <text:list-item>
              <text:p text:style-name="P125">set as ignored</text:p>
            </text:list-item>
            <text:list-item>
              <text:p text:style-name="P125">pause (inactivate it)</text:p>
            </text:list-item>
            <text:list-item>
              <text:p text:style-name="P125">delete</text:p>
            </text:list-item>
          </text:list>
        </text:list-item>
        <text:list-item>
          <text:p text:style-name="P125">displays future goals in histogram binned to arbitrary future range</text:p>
        </text:list-item>
        <text:list-item>
          <text:p text:style-name="P125">button to add new goal or select from a list (see the survival items at top)</text:p>
        </text:list-item>
        <text:list-item>
          <text:p text:style-name="P125">expires (single shot) | recycles (repeating)</text:p>
          <text:list>
            <text:list-item>
              <text:p text:style-name="P125">mean period duration</text:p>
            </text:list-item>
            <text:list-item>
              <text:p text:style-name="P125">stay activated until dismiss?</text:p>
              <text:list>
                <text:list-item>
                  <text:p text:style-name="P125">useful for important tasks</text:p>
                </text:list-item>
              </text:list>
            </text:list-item>
            <text:list-item>
              <text:p text:style-name="P125">activation window</text:p>
              <text:list>
                <text:list-item>
                  <text:p text:style-name="P125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25">phase</text:p>
        </text:list-item>
        <text:list-item>
          <text:p text:style-name="P125">synchronous | asynchronous</text:p>
          <text:list>
            <text:list-item>
              <text:p text:style-name="P125">synchronous goals repeat at precise intervals</text:p>
            </text:list-item>
            <text:list-item>
              <text:p text:style-name="P125">asynchronous goals repeat sometime after they are completed</text:p>
            </text:list-item>
          </text:list>
        </text:list-item>
        <text:list-item>
          <text:p text:style-name="P125">repeatsRemaining</text:p>
          <text:list>
            <text:list-item>
              <text:p text:style-name="P125">-1=forever (default)</text:p>
            </text:list-item>
          </text:list>
        </text:list-item>
        <text:list-item>
          <text:p text:style-name="P125">suggested strength</text:p>
        </text:list-item>
        <text:list-item>
          <text:p text:style-name="P125">active?</text:p>
        </text:list-item>
        <text:list-item>
          <text:p text:style-name="P125">onActivate()</text:p>
        </text:list-item>
        <text:list-item>
          <text:p text:style-name="P125">onDeactivate()</text:p>
        </text:list-item>
        <text:list-item>
          <text:p text:style-name="P174">lastCompletedAt</text:p>
        </text:list-item>
      </text:list>
      <text:p text:style-name="P75">Team View</text:p>
      <text:list xml:id="list1346115229767680572" text:style-name="L28">
        <text:list-item>
          <text:p text:style-name="P189">View list of users</text:p>
        </text:list-item>
        <text:list-item>
          <text:p text:style-name="P189">See each user's biography, location, and summary of their meta-tags</text:p>
        </text:list-item>
        <text:list-item>
          <text:p text:style-name="P189">Edit one's own location, biography, and add/remove meta-tags</text:p>
        </text:list-item>
        <text:list-item>
          <text:p text:style-name="P189">Export a user's profile</text:p>
          <text:list>
            <text:list-item>
              <text:p text:style-name="P189">JSON</text:p>
            </text:list-item>
            <text:list-item>
              <text:p text:style-name="P189">HTML</text:p>
            </text:list-item>
          </text:list>
        </text:list-item>
      </text:list>
      <text:p text:style-name="P35">TODO</text:p>
      <text:list xml:id="list103341233854958" text:continue-list="list170" text:style-name="LS2">
        <text:list-item>
          <text:p text:style-name="P259">openstreetmaps (external) link for lat/lon in HTML view of profile export</text:p>
        </text:list-item>
        <text:list-item>
          <text:p text:style-name="P264">estimate of the completeness of your profile</text:p>
          <text:list>
            <text:list-item>
              <text:p text:style-name="P278"><text:span text:style-name="T21">ex:</text:span> your profile is X % more or less complete than the average user</text:p>
            </text:list-item>
          </text:list>
        </text:list-item>
        <text:list-item>
          <text:p text:style-name="P281">to be able to borrow parts of other people's profiles to include <text:s/>(an "add to me" button next to each tag)</text:p>
        </text:list-item>
        <text:list-item>
          <text:p text:style-name="P282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79">Filter by ‘User’ type (not Human)</text:p>
        </text:list-item>
        <text:list-item>
          <text:p text:style-name="P279">Summarize activity stats (ex: # messages / second @ 5m, 1hr, … intervals</text:p>
        </text:list-item>
        <text:list-item>
          <text:p text:style-name="P280">Sort by distance | last activity</text:p>
        </text:list-item>
      </text:list>
      <text:p text:style-name="P75">Trends <text:span text:style-name="T54">View</text:span></text:p>
      <text:list xml:id="list2424781174331643480" text:style-name="L29">
        <text:list-item>
          <text:p text:style-name="P190">Item counts per Tag</text:p>
        </text:list-item>
        <text:list-item>
          <text:p text:style-name="P190">Historical System Focus Table (updated from server)</text:p>
        </text:list-item>
      </text:list>
      <text:p text:style-name="P35">TODO</text:p>
      <text:list xml:id="list103340964099517" text:continue-list="list103341013209511" text:style-name="LS1">
        <text:list-item>
          <text:p text:style-name="P283">avg # of properties per object</text:p>
        </text:list-item>
        <text:list-item>
          <text:p text:style-name="P283">avg # of tags per object</text:p>
        </text:list-item>
        <text:list-item>
          <text:p text:style-name="P283">avg # of supertags &amp; subtags</text:p>
        </text:list-item>
        <text:list-item>
          <text:p text:style-name="P283"># of instances of each property</text:p>
        </text:list-item>
        <text:list-item>
          <text:p text:style-name="P283"># of instances of each tag</text:p>
        </text:list-item>
        <text:list-item>
          <text:p text:style-name="P283">Download as JSON</text:p>
        </text:list-item>
        <text:list-item>
          <text:p text:style-name="P283">Relationships between combinations of Interests</text:p>
        </text:list-item>
        <text:list-item>
          <text:p text:style-name="P283">Focus History</text:p>
          <text:list>
            <text:list-item>
              <text:p text:style-name="P283">discrete totals (ex: each 1s, 5s) , computed locally &amp; on server</text:p>
              <text:list>
                <text:list-item>
                  <text:p text:style-name="P283">Time-sampled Individual History (client-collected)</text:p>
                </text:list-item>
                <text:list-item>
                  <text:p text:style-name="P283">Time-sampled Team History (server-collected)</text:p>
                </text:list-item>
              </text:list>
            </text:list-item>
            <text:list-item>
              <text:p text:style-name="P283">Interest Timeline, Line Chart</text:p>
            </text:list-item>
            <text:list-item>
              <text:p text:style-name="P283">FB-style Timeline</text:p>
            </text:list-item>
            <text:list-item>
              <text:p text:style-name="P283">Cortexitized Narrative</text:p>
            </text:list-item>
            <text:list-item>
              <text:p text:style-name="P283">Load, Save, Share</text:p>
            </text:list-item>
            <text:list-item>
              <text:p text:style-name="P283">Import</text:p>
              <text:list>
                <text:list-item>
                  <text:p text:style-name="P311">Facebook likes, G+ “+1”’s, ...</text:p>
                </text:list-item>
              </text:list>
            </text:list-item>
          </text:list>
        </text:list-item>
        <text:list-item>
          <text:p text:style-name="P214">add 'forget' (remove from client) and 'delete' (remove from both client and server) buttons</text:p>
        </text:list-item>
        <text:list-item>
          <text:p text:style-name="P214">add 'export' to copy/paste or download a JSON of current memory</text:p>
        </text:list-item>
      </text:list>
      <text:p text:style-name="Heading_20_1"><text:span text:style-name="T46">Network V</text:span>iew</text:p>
      <text:list xml:id="list4406409810899441294" text:style-name="L31">
        <text:list-item>
          <text:p text:style-name="P191">Item move, resize, change color</text:p>
        </text:list-item>
        <text:list-item>
          <text:p text:style-name="P191">Edges shown for:</text:p>
          <text:list>
            <text:list-item>
              <text:p text:style-name="P191">Applied Tags</text:p>
            </text:list-item>
          </text:list>
        </text:list-item>
        <text:list-item>
          <text:p text:style-name="P191">Organize button to trigger force-directed layout</text:p>
        </text:list-item>
      </text:list>
      <text:p text:style-name="P34">TODO</text:p>
      <text:list xml:id="list103340953292629" text:continue-list="list103340964099517" text:style-name="LS1">
        <text:list-item>
          <text:p text:style-name="P124">submenu</text:p>
          <text:list>
            <text:list-item>
              <text:p text:style-name="P124">layout buttons activated on-demand</text:p>
            </text:list-item>
          </text:list>
        </text:list-item>
        <text:list-item>
          <text:p text:style-name="P148">Edges shown for:</text:p>
          <text:list>
            <text:list-item>
              <text:p text:style-name="P192">Object values</text:p>
            </text:list-item>
          </text:list>
        </text:list-item>
        <text:list-item>
          <text:p text:style-name="P172">increase mousewheel zoom speed</text:p>
        </text:list-item>
        <text:list-item>
          <text:p text:style-name="P124">icon on nodes</text:p>
        </text:list-item>
        <text:list-item>
          <text:p text:style-name="P124">circle shape for types</text:p>
        </text:list-item>
        <text:list-item>
          <text:p text:style-name="P124">edge arrows</text:p>
        </text:list-item>
        <text:list-item>
          <text:p text:style-name="P124">edge labels</text:p>
        </text:list-item>
        <text:list-item>
          <text:p text:style-name="P124">‘lock updates’ button</text:p>
        </text:list-item>
        <text:list-item>
          <text:p text:style-name="P124">‘lock all in place’ button</text:p>
        </text:list-item>
        <text:list-item>
          <text:p text:style-name="P124">‘layout’ button</text:p>
        </text:list-item>
        <text:list-item>
          <text:p text:style-name="P124">edge toggles</text:p>
        </text:list-item>
        <text:list-item>
          <text:p text:style-name="P124">timeline view</text:p>
        </text:list-item>
        <text:list-item>
          <text:p text:style-name="P124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00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84">create new object properties between visible items</text:p>
          <text:list>
            <text:list-item>
              <text:p text:style-name="P284">drag and draw a line</text:p>
            </text:list-item>
            <text:list-item>
              <text:p text:style-name="P284">select them in sequence (1st and 2nd)</text:p>
            </text:list-item>
          </text:list>
        </text:list-item>
        <text:list-item>
          <text:p text:style-name="P284">handle graph streaming</text:p>
        </text:list-item>
        <text:list-item>
          <text:h text:style-name="P312" text:outline-level="10">save and restore current graph view</text:h>
        </text:list-item>
      </text:list>
      <text:h text:style-name="P201" text:outline-level="10"/>
      <text:h text:style-name="P323" text:outline-level="10"><text:span text:style-name="T37">M</text:span><text:span text:style-name="T36">ap View</text:span></text:h>
      <text:list xml:id="list3675533312651520803" text:style-name="LS40">
        <text:list-item>
          <text:p text:style-name="P318">OpenLayers 2 (2D)</text:p>
          <text:list>
            <text:list-item>
              <text:p text:style-name="P294">OpenStreetMaps</text:p>
            </text:list-item>
            <text:list-item>
              <text:p text:style-name="P294">Bing Aerial Layers <text:span text:style-name="T67">(Satellite)</text:span></text:p>
            </text:list-item>
          </text:list>
        </text:list-item>
        <text:list-item>
          <text:p text:style-name="P294">Cesium (3D)</text:p>
        </text:list-item>
        <text:list-item>
          <text:p text:style-name="P294">Displays objects, applying icons where appropriate. <text:s/>Includes clickable vector layer of arbitrary radius</text:p>
        </text:list-item>
      </text:list>
      <text:list xml:id="list4161067086137884592" text:style-name="LS41">
        <text:list-item>
          <text:p text:style-name="P295">Right click to add new <text:span text:style-name="T67">items</text:span></text:p>
        </text:list-item>
        <text:list-item>
          <text:p text:style-name="P313">Mini and Large (full-window) Modes</text:p>
        </text:list-item>
      </text:list>
      <text:h text:style-name="P168" text:outline-level="10">TODO</text:h>
      <text:list xml:id="list361833409382290355" text:style-name="L18">
        <text:list-item>
          <text:p text:style-name="P152">Vector layer scale slider</text:p>
        </text:list-item>
        <text:list-item>
          <text:p text:style-name="P177">Extra OpenLayers layers: Google, Bing, etc..</text:p>
        </text:list-item>
        <text:list-item>
          <text:p text:style-name="P127">Self Marker</text:p>
          <text:list>
            <text:list-item>
              <text:p text:style-name="P127">Draggable (sets Self geolocation)</text:p>
            </text:list-item>
            <text:list-item>
              <text:p text:style-name="P127">with Avatar Icon</text:p>
            </text:list-item>
          </text:list>
        </text:list-item>
        <text:list-item>
          <text:p text:style-name="P127">animated map markers to indicate indefinite sphere of influence (min/max radii)</text:p>
          <text:list>
            <text:list-item>
              <text:p text:style-name="P127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27">clustering: </text:p>
          <text:list>
            <text:list-item>
              <text:p text:style-name="P127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27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27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27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27">Scan</text:p>
          <text:list>
            <text:list-item>
              <text:p text:style-name="P127">get local results from server</text:p>
            </text:list-item>
          </text:list>
        </text:list-item>
        <text:list-item>
          <text:p text:style-name="P127">set current location</text:p>
        </text:list-item>
        <text:list-item>
          <text:p text:style-name="P127">optimized distance nearness function that can return false early in the computation (ex: already too far if dx &gt; maxDist^2)</text:p>
        </text:list-item>
        <text:list-item>
          <text:p text:style-name="P127">create new object at location</text:p>
        </text:list-item>
        <text:list-item>
          <text:p text:style-name="P127">create new object of specific radius</text:p>
        </text:list-item>
        <text:list-item>
          <text:p text:style-name="P127">create new object of specific polygon</text:p>
        </text:list-item>
        <text:list-item>
          <text:p text:style-name="P127">calculate routes for map line</text:p>
        </text:list-item>
        <text:list-item>
          <text:p text:style-name="P127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27">timeslider to adjust current time to compare ‘recent’ to</text:p>
        </text:list-item>
        <text:list-item>
          <text:p text:style-name="P127">Animation</text:p>
          <text:list>
            <text:list-item>
              <text:p text:style-name="P127">Cyclical Zoom-in / Zoom-out</text:p>
            </text:list-item>
          </text:list>
        </text:list-item>
        <text:list-item>
          <text:p text:style-name="P127">Display all tag icons for a given object</text:p>
          <text:list>
            <text:list-item>
              <text:p text:style-name="P127">periodically changing to next one</text:p>
            </text:list-item>
          </text:list>
        </text:list-item>
        <text:list-item>
          <text:p text:style-name="P127">semantic heatmap</text:p>
          <text:list>
            <text:list-item>
              <text:p text:style-name="P127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27">geolocate: find location by name</text:p>
          <text:list>
            <text:list-item>
              <text:p text:style-name="P127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77"><text:a xlink:type="simple" xlink:href="http://cesium.agi.com/"><text:span text:style-name="T10">Cesium</text:span></text:a> as alternative to OpenLayers</text:p>
        </text:list-item>
        <text:list-item>
          <text:p text:style-name="P86">Location detection, tracking, and manual repositioning (even without Map view)</text:p>
        </text:list-item>
        <text:list-item>
          <text:p text:style-name="P86">Multiple planets</text:p>
        </text:list-item>
        <text:list-item>
          <text:p text:style-name="P86">Embedded map layers (ex: floorplans)</text:p>
        </text:list-item>
      </text:list>
      <text:list xml:id="list103340805483345" text:continue-list="list5885432958217836506" text:style-name="LS2">
        <text:list-item>
          <text:h text:style-name="P270" text:outline-level="10">map layers: custom map layers defined by an image (ex: floorplan diagram), like tidepool</text:h>
        </text:list-item>
        <text:list-item>
          <text:h text:style-name="P260" text:outline-level="10">middle click on map to set focus to that location</text:h>
        </text:list-item>
        <text:list-item>
          <text:h text:style-name="P265" text:outline-level="10"><text:span text:style-name="T49">Verify </text:span>cesium <text:span text:style-name="T49">still works (displaying icons)</text:span></text:h>
        </text:list-item>
        <text:list-item>
          <text:h text:style-name="P266" text:outline-level="10">Open<text:span text:style-name="T51">L</text:span>ayers3?</text:h>
        </text:list-item>
        <text:list-item>
          <text:h text:style-name="P266" text:outline-level="10">Displays all objects containing geographic metadata.</text:h>
        </text:list-item>
        <text:list-item>
          <text:h text:style-name="P266" text:outline-level="10">OpenLayers with OpenStreetMaps layers</text:h>
        </text:list-item>
        <text:list-item>
          <text:h text:style-name="P266" text:outline-level="10">Bitmap icon (visible from any scale) + Vector polygon (scales, and clickable)</text:h>
        </text:list-item>
        <text:list-item>
          <text:h text:style-name="P266" text:outline-level="10">Remembers center position &amp; zoom</text:h>
        </text:list-item>
        <text:list-item>
          <text:h text:style-name="P266" text:outline-level="10">Displays icon for 1st tag of geolocated object</text:h>
        </text:list-item>
      </text:list>
      <text:h text:style-name="P323" text:outline-level="10"><text:span text:style-name="T37">C</text:span><text:span text:style-name="T36">hat View</text:span></text:h>
      <text:list xml:id="list6277865030615944711" text:style-name="LS5">
        <text:list-item>
          <text:p text:style-name="P232">press enter to send message</text:p>
        </text:list-item>
        <text:list-item>
          <text:p text:style-name="P232">roster visible</text:p>
        </text:list-item>
        <text:list-item>
          <text:p text:style-name="P255">message filtering via focus</text:p>
        </text:list-item>
      </text:list>
      <text:p text:style-name="P25"/>
      <text:p text:style-name="P27">TODO</text:p>
      <text:list xml:id="list4808639819002105553" text:style-name="L19">
        <text:list-item>
          <text:p text:style-name="P109">alternate message object renderer than what’s currently used in the list and grid views</text:p>
        </text:list-item>
        <text:list-item>
          <text:p text:style-name="P103">tag channel switch, +create channels (select tags)</text:p>
        </text:list-item>
        <text:list-item>
          <text:p text:style-name="P109">message tags inline with text, ex:</text:p>
          <text:list>
            <text:list-item>
              <text:p text:style-name="P109">i [#NEED] to get that</text:p>
            </text:list-item>
          </text:list>
        </text:list-item>
        <text:list-item>
          <text:h text:style-name="P202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01">chat view to be aware of profile additions/removals/changes (via backbone event)</text:p>
        </text:list-item>
        <text:list-item>
          <text:p text:style-name="P300">Geosemantic Chat</text:p>
          <text:list>
            <text:list-item>
              <text:p text:style-name="P316">geographic nearness and interest matching heuristic</text:p>
            </text:list-item>
            <text:list-item>
              <text:p text:style-name="P285">roster: show team (members of semantic space)</text:p>
            </text:list-item>
            <text:list-item>
              <text:p text:style-name="P285">incoming message stream, see: wireclub.com</text:p>
            </text:list-item>
            <text:list-item>
              <text:p text:style-name="P175">page-close behavior (log-out from chat)</text:p>
            </text:list-item>
          </text:list>
        </text:list-item>
      </text:list>
      <text:h text:style-name="P323" text:outline-level="10"><text:span text:style-name="T41">P</text:span><text:span text:style-name="T42">lugin </text:span><text:span text:style-name="T43">V</text:span><text:span text:style-name="T42">iew</text:span></text:h>
      <text:h text:style-name="P210" text:outline-level="10"><text:span text:style-name="T42">T</text:span><text:span text:style-name="T40">ODO</text:span></text:h>
      <text:list xml:id="list6865975552867434136" text:style-name="L20">
        <text:list-item>
          <text:h text:style-name="P147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28" text:outline-level="10">Table View</text:h>
      <text:p text:style-name="P7">TODO</text:p>
      <text:list xml:id="list677191259056421657" text:style-name="L21">
        <text:list-item>
          <text:p text:style-name="P128">ex: jquery-tabl<text:bookmark text:name="h.6qlgccl764yf"/>e</text:p>
        </text:list-item>
      </text:list>
      <text:h text:style-name="P339" text:outline-level="10"><text:bookmark text:name="h.ahn8fu1jybmm"/>Timeline View</text:h>
      <text:p text:style-name="P7">TODO</text:p>
      <text:list xml:id="list6842518886881991626" text:style-name="L22">
        <text:list-item>
          <text:p text:style-name="P129">event labels, icons, colors</text:p>
        </text:list-item>
        <text:list-item>
          <text:p text:style-name="P129">category filters</text:p>
        </text:list-item>
        <text:list-item>
          <text:p text:style-name="P129">input: focus history</text:p>
        </text:list-item>
        <text:list-item>
          <text:p text:style-name="P129">demo: stock data</text:p>
        </text:list-item>
        <text:list-item>
          <text:p text:style-name="P203">demo: fukushima timeplot data</text:p>
        </text:list-item>
      </text:list>
      <text:p text:style-name="P55"/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489837706561351653" text:style-name="LS34">
        <text:list-header>
          <text:p text:style-name="P130"/>
        </text:list-header>
      </text:list>
      <text:p text:style-name="P37">Themes</text:p>
      <text:list xml:id="list5542648736843508477" text:style-name="L23">
        <text:list-item>
          <text:list>
            <text:list-item>
              <text:p text:style-name="P131">Bright</text:p>
              <text:list>
                <text:list-item>
                  <text:p text:style-name="P131">[Bright derivatives]</text:p>
                </text:list-item>
              </text:list>
            </text:list-item>
            <text:list-item>
              <text:p text:style-name="P131">Dark</text:p>
              <text:list>
                <text:list-item>
                  <text:p text:style-name="P178">[Dark derivatives]</text:p>
                </text:list-item>
              </text:list>
            </text:list-item>
          </text:list>
        </text:list-item>
      </text:list>
      <text:p text:style-name="P227">TODO</text:p>
      <text:list xml:id="list5256653277843820236" text:style-name="LS59">
        <text:list-item>
          <text:p text:style-name="P132">Facebook</text:p>
        </text:list-item>
        <text:list-item>
          <text:p text:style-name="P132">Microsoft</text:p>
        </text:list-item>
        <text:list-item>
          <text:p text:style-name="P132">Apple</text:p>
        </text:list-item>
        <text:list-item>
          <text:p text:style-name="P132">Ubuntu</text:p>
        </text:list-item>
        <text:list-item>
          <text:p text:style-name="P132">Anonymous</text:p>
        </text:list-item>
        <text:list-item>
          <text:p text:style-name="P132">Whitehouse.gov</text:p>
        </text:list-item>
        <text:list-item>
          <text:p text:style-name="P132">CIA</text:p>
        </text:list-item>
        <text:list-item>
          <text:p text:style-name="P132">DARPA</text:p>
        </text:list-item>
        <text:list-item>
          <text:p text:style-name="P132">…</text:p>
        </text:list-item>
      </text:list>
      <text:p text:style-name="P2"/>
      <text:p text:style-name="P40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6">TODO</text:p>
      <text:list xml:id="list103340879264070" text:continue-list="list6865975552867434136" text:style-name="L20">
        <text:list-item>
          <text:h text:style-name="P204" text:outline-level="10">start with: github.com/automenta/curiosume_android -&gt; netention_andoid</text:h>
        </text:list-item>
        <text:list-item>
          <text:p text:style-name="P133">Wraps client functionality as an Android app enabling higher-frequency interaction and direct access to mobile device features such as Camera, GPS, Bluetooth, etc..</text:p>
        </text:list-item>
        <text:list-item>
          <text:p text:style-name="P133">A first version may simply consist of a WebView component linking to a remote web server’s page. <text:s/>Possibly with list of known servers to choose from on startup</text:p>
        </text:list-item>
        <text:list-item>
          <text:p text:style-name="P226">Curiosume Tasks (screens)</text:p>
        </text:list-item>
        <text:list-item>
          <text:p text:style-name="P133">Team</text:p>
          <text:list>
            <text:list-item>
              <text:p text:style-name="P133">combo box selection of known persons, including self</text:p>
            </text:list-item>
            <text:list-item>
              <text:p text:style-name="P133">display area of all tagged items.</text:p>
              <text:list>
                <text:list-item>
                  <text:p text:style-name="P133">if self, then they can be deleted, marked public/private</text:p>
                </text:list-item>
                <text:list-item>
                  <text:p text:style-name="P133">if self, can set location</text:p>
                </text:list-item>
              </text:list>
            </text:list-item>
          </text:list>
        </text:list-item>
        <text:list-item>
          <text:p text:style-name="P133">Browse</text:p>
          <text:list>
            <text:list-item>
              <text:p text:style-name="P133">wikitagger</text:p>
            </text:list-item>
            <text:list-item>
              <text:p text:style-name="P133">search box</text:p>
            </text:list-item>
          </text:list>
        </text:list-item>
        <text:list-item>
          <text:p text:style-name="P133">Match</text:p>
          <text:list>
            <text:list-item>
              <text:p text:style-name="P133">transmit (public components of) inventory to network or bluetooth or email</text:p>
            </text:list-item>
            <text:list-item>
              <text:h text:style-name="P205" text:outline-level="10">receive matches</text:h>
            </text:list-item>
          </text:list>
        </text:list-item>
      </text:list>
      <text:h text:style-name="P331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9063281701040901181" text:style-name="L24">
        <text:list-item>
          <text:p text:style-name="P134">name</text:p>
        </text:list-item>
        <text:list-item>
          <text:p text:style-name="P134">description</text:p>
        </text:list-item>
        <text:list-item>
          <text:p text:style-name="P134">geolocation</text:p>
        </text:list-item>
        <text:list-item>
          <text:p text:style-name="P134">tags, tagStrength</text:p>
        </text:list-item>
        <text:list-item>
          <text:p text:style-name="P151">createdAt</text:p>
        </text:list-item>
        <text:list-item>
          <text:p text:style-name="P215">modifiedAt</text:p>
        </text:list-item>
        <text:list-item>
          <text:p text:style-name="P134">author</text:p>
        </text:list-item>
        <text:list-item>
          <text:p text:style-name="P134">replyTo</text:p>
        </text:list-item>
        <text:list-item>
          <text:p text:style-name="P134">deleted?</text:p>
        </text:list-item>
      </text:list>
      <text:p text:style-name="P3"/>
      <text:p text:style-name="P60">TODO</text:p>
      <text:list xml:id="list7513064572986369957" text:style-name="L25">
        <text:list-item>
          <text:p text:style-name="P135">revision history</text:p>
        </text:list-item>
        <text:list-item>
          <text:p text:style-name="P135">hidden?</text:p>
        </text:list-item>
      </text:list>
      <text:h text:style-name="P332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What it Does</text:p>
          </table:table-cell>
          <table:table-cell table:style-name="Table3.A1" office:value-type="string">
            <text:p text:style-name="P49">What it Doesn’t (yet)</text:p>
          </table:table-cell>
        </table:table-row>
        <table:table-row>
          <table:table-cell table:style-name="Table3.A1" office:value-type="string">
            <text:p text:style-name="P20"><text:span text:style-name="T1">/object/</text:span><text:span text:style-name="T6">:uri</text:span><text:span text:style-name="T1">/json</text:span></text:p>
            <text:list xml:id="list5857537642282108929" text:style-name="LS16">
              <text:list-item>
                <text:p text:style-name="P239">the object (if any) with an ‘id’ value <text:s/>that is equivalent to the specified :uri; returns json hash</text:p>
              </text:list-item>
            </text:list>
            <text:p text:style-name="P13"/>
            <text:p text:style-name="P23"><text:span text:style-name="T1">/object/latest/</text:span><text:span text:style-name="T6">:num</text:span><text:span text:style-name="T1">/json</text:span></text:p>
            <text:list xml:id="list4297512611693632152" text:style-name="LS17">
              <text:list-item>
                <text:p text:style-name="P240">the most recent objects added to the database, up to as many as specified by :num; returns json hash</text:p>
              </text:list-item>
            </text:list>
            <text:p text:style-name="P13"/>
            <text:p text:style-name="P24">/attention</text:p>
            <text:list xml:id="list4826398378144263702" text:style-name="LS18">
              <text:list-item>
                <text:p text:style-name="P241">lists the tag counts of all objects on server</text:p>
              </text:list-item>
            </text:list>
            <text:p text:style-name="P13"/>
            <text:p text:style-name="P24">/tag/:tag/json</text:p>
            <text:list xml:id="list8108330638127706792" text:style-name="LS19">
              <text:list-item>
                <text:p text:style-name="P242">array of all objects of a given tag. <text:s/>tag can be a simple string tag or a comma-separated list of tags</text:p>
              </text:list-item>
            </text:list>
            <text:p text:style-name="P13"/>
            <text:p text:style-name="P24">/users/json</text:p>
            <text:list xml:id="list493864931519398909" text:style-name="LS20">
              <text:list-item>
                <text:p text:style-name="P243">all user profiles</text:p>
              </text:list-item>
            </text:list>
            <text:p text:style-name="P13"/>
            <text:p text:style-name="P24">/users/tag/rdf</text:p>
            <text:list xml:id="list2808898703838045491" text:style-name="LS21">
              <text:list-item>
                <text:p text:style-name="P244">rdf of all users self tags, one complete RDF graph with foaf:name strings</text:p>
              </text:list-item>
            </text:list>
            <text:p text:style-name="P13"/>
            <text:p text:style-name="P23"><text:span text:style-name="T1">/</text:span><text:span text:style-name="T2">ontology</text:span><text:span text:style-name="T1">/json</text:span></text:p>
            <text:list xml:id="list7219111132034508021" text:style-name="LS22">
              <text:list-item>
                <text:p text:style-name="P230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3"/>
            <text:p text:style-name="P24">/wiki/search/:query</text:p>
            <text:list xml:id="list2821606879566596724" text:style-name="LS23">
              <text:list-item>
                <text:p text:style-name="P245">returns wikipedia HTML result for a given query</text:p>
              </text:list-item>
            </text:list>
            <text:p text:style-name="P13"/>
            <text:p text:style-name="P24">/wiki/:tag/html</text:p>
            <text:list xml:id="list3752033882246770116" text:style-name="LS24">
              <text:list-item>
                <text:p text:style-name="P246">returns wikipedia HTML result for a specific wikipage</text:p>
              </text:list-item>
            </text:list>
            <text:p text:style-name="P13"/>
            <text:p text:style-name="P24">/users/plan</text:p>
            <text:list xml:id="list9151619294839718415" text:style-name="LS25">
              <text:list-item>
                <text:p text:style-name="P247">JSON output of users plans (soon deprecated)</text:p>
              </text:list-item>
            </text:list>
            <text:p text:style-name="P14"/>
          </table:table-cell>
          <table:table-cell table:style-name="Table3.A1" office:value-type="string">
            <text:p text:style-name="P20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7732054113582766856" text:style-name="LS26">
              <text:list-item>
                <text:p text:style-name="P248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3"/>
            <text:p text:style-name="P23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48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3"/>
            <text:p text:style-name="P24">/user/:userid/skill/rdf</text:p>
            <text:list xml:id="list203083758361461985" text:style-name="LS27">
              <text:list-item>
                <text:p text:style-name="P249">skill RDF graph</text:p>
              </text:list-item>
            </text:list>
            <text:p text:style-name="P13"/>
            <text:p text:style-name="P24">/user/:userid/json</text:p>
            <text:list xml:id="list1800512277610745386" text:style-name="LS28">
              <text:list-item>
                <text:p text:style-name="P250">all objects by author userid</text:p>
              </text:list-item>
            </text:list>
            <text:p text:style-name="P13"/>
            <text:p text:style-name="P24">/user/skill/rdf</text:p>
            <text:list xml:id="list1881818718854415872" text:style-name="LS29">
              <text:list-item>
                <text:p text:style-name="P251">all agent skills in RDF</text:p>
              </text:list-item>
            </text:list>
            <text:p text:style-name="P13"/>
            <text:p text:style-name="P24">/user/latest/:num/json</text:p>
            <text:list xml:id="list274" text:style-name="LS29">
              <text:list-item>
                <text:p text:style-name="P251">latest :num objects authored by by users</text:p>
              </text:list-item>
            </text:list>
            <text:p text:style-name="P12"/>
            <text:p text:style-name="P25">/wiki/:wikitags/links/rdf</text:p>
            <text:list xml:id="list4835952769732967931" text:style-name="LS30">
              <text:list-item>
                <text:p text:style-name="P233">wikilink graph in RDF surround wikitags (separated by commas)</text:p>
                <text:p text:style-name="P179"/>
              </text:list-item>
            </text:list>
            <text:p text:style-name="P216">Generate DOT file for offline viewing (ex: Gephi)</text:p>
            <text:list xml:id="list103341932598983" text:continue-numbering="true" text:style-name="LS30">
              <text:list-item>
                <text:p text:style-name="P217">/<text:span text:style-name="T45">graph/skills/dot</text:span></text:p>
              </text:list-item>
              <text:list-item>
                <text:p text:style-name="P217">/<text:span text:style-name="T45">graph/skills/[:parentcategories]/dot</text:span></text:p>
              </text:list-item>
              <text:list-item>
                <text:p text:style-name="P218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21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RDF Literal Types</text:p>
          </table:table-cell>
          <table:table-cell table:style-name="Table4.A1" office:value-type="string">
            <text:p text:style-name="P16">Netention Data Values</text:p>
          </table:table-cell>
        </table:table-row>
        <table:table-row>
          <table:table-cell table:style-name="Table4.A1" office:value-type="string">
            <text:p text:style-name="P21"><text:span text:style-name="T22">"http://www.w3.org/2001/XMLSchema#integer"</text:span><text:span text:style-name="T23"> </text:span><text:span text:style-name="T24">||</text:span></text:p>
            <text:p text:style-name="P21"><text:span text:style-name="T22">"http://www.w3.org/2001/XMLSchema#decimal"</text:span><text:span text:style-name="T23"> </text:span><text:span text:style-name="T24">||</text:span></text:p>
            <text:p text:style-name="P21"><text:span text:style-name="T22">"http://www.w3.org/2001/XMLSchema#double"</text:span><text:span text:style-name="T23"> </text:span><text:span text:style-name="T24">||</text:span></text:p>
            <text:p text:style-name="P21"><text:span text:style-name="T22">"http://www.w3.org/2001/XMLSchema#nonPositiveInteger"</text:span><text:span text:style-name="T23"> </text:span><text:span text:style-name="T24">||</text:span></text:p>
            <text:p text:style-name="P21"><text:span text:style-name="T22">"http://www.w3.org/2001/XMLSchema#negativeInteger"</text:span><text:span text:style-name="T23"> </text:span><text:span text:style-name="T24">||</text:span></text:p>
            <text:p text:style-name="P21"><text:span text:style-name="T22">"http://www.w3.org/2001/XMLSchema#long"</text:span><text:span text:style-name="T23"> </text:span><text:span text:style-name="T24">||</text:span></text:p>
            <text:p text:style-name="P21"><text:span text:style-name="T22">"http://www.w3.org/2001/XMLSchema#int"</text:span><text:span text:style-name="T23"> </text:span><text:span text:style-name="T24">||</text:span></text:p>
            <text:p text:style-name="P21"><text:span text:style-name="T22">"http://www.w3.org/2001/XMLSchema#short"</text:span><text:span text:style-name="T23"> </text:span><text:span text:style-name="T24">||</text:span></text:p>
            <text:p text:style-name="P21"><text:span text:style-name="T22">"http://www.w3.org/2001/XMLSchema#byte"</text:span><text:span text:style-name="T23"> </text:span><text:span text:style-name="T24">||</text:span></text:p>
            <text:p text:style-name="P21"><text:span text:style-name="T22">"http://www.w3.org/2001/XMLSchema#nonNegativeInteger"</text:span><text:span text:style-name="T23"> </text:span><text:span text:style-name="T24">||</text:span></text:p>
            <text:p text:style-name="P21"><text:span text:style-name="T22">"http://www.w3.org/2001/XMLSchema#unsignedLong"</text:span><text:span text:style-name="T23"> </text:span><text:span text:style-name="T24">||</text:span></text:p>
            <text:p text:style-name="P21"><text:span text:style-name="T22">"http://www.w3.org/2001/XMLSchema#unsignedInt"</text:span><text:span text:style-name="T23"> </text:span><text:span text:style-name="T24">||</text:span></text:p>
            <text:p text:style-name="P21"><text:span text:style-name="T22">"http://www.w3.org/2001/XMLSchema#unsignedShort"</text:span><text:span text:style-name="T23"> </text:span><text:span text:style-name="T24">||</text:span></text:p>
            <text:p text:style-name="P21"><text:span text:style-name="T22">"http://www.w3.org/2001/XMLSchema#unsignedByte"</text:span><text:span text:style-name="T23"> </text:span><text:span text:style-name="T24">||</text:span></text:p>
            <text:p text:style-name="P21"><text:span text:style-name="T22">"http://www.w3.org/2001/XMLSchema#positiveInteger"</text:span><text:span text:style-name="T23"> ) {</text:span></text:p>
            <text:p text:style-name="P21"><text:span text:style-name="T22">"http://www.w3.org/2001/XMLSchema#boolean"</text:span><text:span text:style-name="T23">){</text:span></text:p>
            <text:p text:style-name="P21"><text:span text:style-name="T22">"http://www.w3.org/2001/XMLSchema#string"</text:span><text:span text:style-name="T23">){</text:span></text:p>
            <text:p text:style-name="P21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19">integer</text:p>
            <text:p text:style-name="P19">real</text:p>
            <text:p text:style-name="P19">boolean</text:p>
            <text:p text:style-name="P19">string</text:p>
            <text:p text:style-name="P19">url</text:p>
            <text:p text:style-name="P19">spacepoint</text:p>
            <text:p text:style-name="P19">timepoint</text:p>
            <text:p text:style-name="P19">timerange</text:p>
            <text:p text:style-name="P19">media</text:p>
            <text:p text:style-name="P19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39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What it Does</text:p>
          </table:table-cell>
          <table:table-cell table:style-name="Table5.A1" office:value-type="string">
            <text:p text:style-name="P49">What it Doesn’t (yet)</text:p>
          </table:table-cell>
        </table:table-row>
        <table:table-row>
          <table:table-cell table:style-name="Table5.A1" office:value-type="string">
            <text:p text:style-name="P46"/>
          </table:table-cell>
          <table:table-cell table:style-name="Table5.A1" office:value-type="string">
            <text:list xml:id="list290019979762237021" text:style-name="LS32">
              <text:list-item>
                <text:p text:style-name="P297">Import and Export JSON dump</text:p>
              </text:list-item>
              <text:list-item>
                <text:p text:style-name="P286"><text:span text:style-name="T1">dht.js / </text:span><text:span text:style-name="T3">Bittorrent</text:span></text:p>
              </text:list-item>
              <text:list-item>
                <text:p text:style-name="P297">Telehash</text:p>
              </text:list-item>
              <text:list-item>
                <text:p text:style-name="P286"><text:span text:style-name="T1">Kademlia </text:span><text:span text:style-name="T8">Kadoh (Kademlia for node.js)</text:span></text:p>
              </text:list-item>
              <text:list-item>
                <text:p text:style-name="P299">Gnutella</text:p>
              </text:list-item>
              <text:list-item>
                <text:p text:style-name="P314">WASTE</text:p>
              </text:list-item>
              <text:list-item>
                <text:p text:style-name="P315">XMPP</text:p>
              </text:list-item>
            </text:list>
          </table:table-cell>
        </table:table-row>
      </table:table>
      <text:h text:style-name="P339" text:outline-level="10"><text:bookmark text:name="h.acm67hexqo1v"/><text:bookmark text:name="h.pi2xtqgacjcx"/>Remote URL Cache</text:h>
      <text:p text:style-name="P6">TODO</text:p>
      <text:list xml:id="list3757411929878922389" text:style-name="LS33">
        <text:list-item>
          <text:p text:style-name="P136">stores files</text:p>
        </text:list-item>
        <text:list-item>
          <text:p text:style-name="P136">unzips .zip, .kmz (and adjusts &lt;link&gt; url’s), etc..</text:p>
        </text:list-item>
        <text:list-item>
          <text:p text:style-name="P136">hosts on webserver as static content</text:p>
        </text:list-item>
        <text:list-item>
          <text:p text:style-name="P136">.gitignore’d</text:p>
        </text:list-item>
      </text:list>
      <text:p text:style-name="P3"/>
      <text:h text:style-name="P329" text:outline-level="10"><text:bookmark text:name="h.a886s3tvq5dg"/>Accessibility</text:h>
      <text:list xml:id="list9113772352484009842" text:style-name="LS35">
        <text:list-item>
          <text:p text:style-name="P289">Blind</text:p>
        </text:list-item>
        <text:list-item>
          <text:p text:style-name="P289">Deaf</text:p>
        </text:list-item>
        <text:list-item>
          <text:p text:style-name="P289">Pre-Symbolic / Non-Verbal / Gestural (Children, Paralyzed, Animals)</text:p>
        </text:list-item>
      </text:list>
      <text:p text:style-name="P58"/>
      <text:p text:style-name="P62"/>
      <text:p text:style-name="P228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What it Does</text:p>
          </table:table-cell>
          <table:table-cell table:style-name="Table1.A1" office:value-type="string">
            <text:p text:style-name="P49">What it Doesn’t (yet)</text:p>
          </table:table-cell>
        </table:table-row>
        <table:table-row>
          <table:table-cell table:style-name="Table1.A1" office:value-type="string">
            <text:p text:style-name="P46">Installation Instructions</text:p>
            <text:list xml:id="list8879205945444752168" text:style-name="LS8">
              <text:list-item>
                <text:p text:style-name="P296">Linux</text:p>
              </text:list-item>
            </text:list>
            <text:p text:style-name="P46"/>
            <text:p text:style-name="P46">Installation Videos</text:p>
          </table:table-cell>
          <table:table-cell table:style-name="Table1.A1" office:value-type="string">
            <text:p text:style-name="P47">Installation Instructions</text:p>
            <text:list xml:id="list3847786485395579054" text:style-name="LS9">
              <text:list-item>
                <text:p text:style-name="P298">Windows (partially ready)</text:p>
              </text:list-item>
              <text:list-item>
                <text:p text:style-name="P298">Android</text:p>
              </text:list-item>
              <text:list-item>
                <text:p text:style-name="P298">OSX</text:p>
              </text:list-item>
              <text:list-item>
                <text:p text:style-name="P298">AppFog</text:p>
              </text:list-item>
              <text:list-item>
                <text:p text:style-name="P298">Heroku</text:p>
              </text:list-item>
            </text:list>
            <text:p text:style-name="P47"/>
            <text:p text:style-name="P47">Documentation available from within Netention as statically provided objects</text:p>
          </table:table-cell>
        </table:table-row>
      </table:table>
      <text:list xml:id="list103341056847671" text:continue-list="list103340953292629" text:style-name="LS1">
        <text:list-item>
          <text:p text:style-name="P267"><text:span text:style-name="T20">E</text:span><text:span text:style-name="T18">xplain adaptive ontology system</text:span></text:p>
          <text:list>
            <text:list-item>
              <text:p text:style-name="P172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0">Introduction </text:p>
      <text:p text:style-name="P68">v2: google presentation</text:p>
      <text:p text:style-name="P68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68">v1: (openoffice format)</text:p>
      <text:p text:style-name="P68">https://github.com/automenta/netentionjs2/blob/master/doc/netention_introduction.odp </text:p>
      <text:p text:style-name="P68">v0: https://docs.google.com/presentation/d/1CwGqrWFNpmfr98FICXL8UDD6TcvGjx_5lyZzrw1R9tA/edit#slide=id.i120</text:p>
      <text:p text:style-name="P68"/>
      <text:p text:style-name="P68">Global survival system (alternate, openoffice format)</text:p>
      <text:p text:style-name="P68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69"/>
      <text:p text:style-name="P68">Netention applications: https://docs.google.com/presentation/d/1PwmiWFJ5l7sfk5k61dYk_ocgSo5qhGBQWYnCtyuWOTw/edit?usp=sharing</text:p>
      <text:p text:style-name="P68"/>
      <text:p text:style-name="P68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68"/>
      <text:p text:style-name="P68">Semantic Business Intelligence</text:p>
      <text:p text:style-name="P68">https://docs.google.com/presentation/d/17LQVk5b3sSTVOttgBhI8EEseb_kicLJMQq-BlDtNwNo/edit?usp=sharing </text:p>
      <text:p text:style-name="P68"/>
      <text:p text:style-name="P68">Netention Neighborhood</text:p>
      <text:p text:style-name="P68">https://docs.google.com/presentation/d/12CqfvbSfnI5dWccktxjBNeGZS6_tZAvRzhUdB-1kdXg/edit?usp=sharing </text:p>
      <text:p text:style-name="P68"/>
      <text:p text:style-name="P68">Ouishare</text:p>
      <text:p text:style-name="P68">https://docs.google.com/presentation/d/1aT7PdK54zL70P-MlZuxgQ6ASYg6pdxn6_Fcc9AIwIKM/edit?usp=sharing </text:p>
      <text:p text:style-name="P68"/>
      <text:p text:style-name="P68">Global suvival system</text:p>
      <text:p text:style-name="P68">https://docs.google.com/presentation/d/12SYeqG2CmQbt8A76Z8r0PVYHja3Ju1oV3AFbQFq_zdc/edit?usp=sharing </text:p>
      <text:p text:style-name="P68"/>
      <text:p text:style-name="P68">Naked Mind Protocol</text:p>
      <text:p text:style-name="P68">https://docs.google.com/presentation/d/1Q98meEH7ojKp1KIHKK-Q0nVhIJAYb2FgD5L6X46oya0/edit?usp=sharing</text:p>
      <text:p text:style-name="P71"/>
      <text:list xml:id="list103341586711796" text:continue-list="list71" text:style-name="LS1">
        <text:list-item>
          <text:list>
            <text:list-item>
              <text:list>
                <text:list-item>
                  <text:p text:style-name="P145">integrate original introduction to slides somewhere after slide #8</text:p>
                </text:list-item>
              </text:list>
            </text:list-item>
            <text:list-item>
              <text:p text:style-name="P124"><text:span text:style-name="T18">Netention Theory </text:span>presentation</text:p>
            </text:list-item>
            <text:list-item>
              <text:p text:style-name="P124"><text:span text:style-name="T18">Netention Systems </text:span>presentation</text:p>
            </text:list-item>
            <text:list-item>
              <text:p text:style-name="P124"><text:span text:style-name="T18">Netention Growth </text:span>presentation</text:p>
              <text:list>
                <text:list-item>
                  <text:p text:style-name="P145">crowdfunding</text:p>
                </text:list-item>
              </text:list>
            </text:list-item>
            <text:list-item>
              <text:p text:style-name="P124">earth beacon protocol presentation</text:p>
              <text:list>
                <text:list-item>
                  <text:p text:style-name="P219">integrate features of DisclosureProject ET Contact App</text:p>
                </text:list-item>
                <text:list-item>
                  <text:p text:style-name="P219">include CB/HAM radio</text:p>
                </text:list-item>
              </text:list>
            </text:list-item>
            <text:list-item>
              <text:p text:style-name="P124">avatar soundboard / video remix presentation</text:p>
              <text:list>
                <text:list-item>
                  <text:p text:style-name="P124">personal agents</text:p>
                </text:list-item>
                <text:list-item>
                  <text:p text:style-name="P124">artificial art</text:p>
                </text:list-item>
                <text:list-item>
                  <text:p text:style-name="P124">education entertainment (adhd)</text:p>
                </text:list-item>
              </text:list>
            </text:list-item>
            <text:list-item>
              <text:p text:style-name="P124">federated cyber militia presentation (w/ eric’s organization patterns)</text:p>
              <text:list>
                <text:list-item>
                  <text:p text:style-name="P124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24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24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24">first earth battalion</text:p>
                </text:list-item>
              </text:list>
            </text:list-item>
            <text:list-item>
              <text:h text:style-name="P206" text:outline-level="10">biosphere / noosphere optimization presentation</text:h>
            </text:list-item>
          </text:list>
        </text:list-item>
      </text:list>
      <text:h text:style-name="P340" text:outline-level="10"/>
      <text:h text:style-name="P326" text:outline-level="10"/>
      <text:h text:style-name="P336" text:outline-level="10"><text:bookmark text:name="h.mmml1pxn2ui7"/><text:bookmark text:name="h.f7sg7t9yg0qh"/>Client Memory</text:h>
      <text:list xml:id="list5189964585226253259" text:style-name="LS36">
        <text:list-item>
          <text:p text:style-name="P137">Stores objects as indexed keys.</text:p>
          <text:list>
            <text:list-item>
              <text:p text:style-name="P137">Limited to localStorage quota which is quite small</text:p>
            </text:list-item>
          </text:list>
        </text:list-item>
      </text:list>
      <text:p text:style-name="P1"/>
      <text:p text:style-name="P5">TODO</text:p>
      <text:list xml:id="list8371292042837419649" text:style-name="LS13">
        <text:list-item>
          <text:p text:style-name="P301">indexedDB support - enables larger client-side datastore</text:p>
          <text:list>
            <text:list-item>
              <text:p text:style-name="P301">with WARNING when quota may be near exceeded</text:p>
            </text:list-item>
          </text:list>
        </text:list-item>
        <text:list-item>
          <text:p text:style-name="P290">attention vector : map&lt;object,interest&gt;</text:p>
        </text:list-item>
        <text:list-item>
          <text:p text:style-name="P290">forgetting: keeps total # of objects in server and client within range (ex: &lt; 10k) based on attention</text:p>
        </text:list-item>
        <text:list-item>
          <text:p text:style-name="P290">spreading</text:p>
        </text:list-item>
        <text:list-item>
          <text:p text:style-name="P290">importance classifier: classifies incoming objects according to its features to predict the user’s interest in it (0..1.0)</text:p>
          <text:list>
            <text:list-item>
              <text:p text:style-name="P290">author, age, etc..</text:p>
            </text:list-item>
            <text:list-item>
              <text:p text:style-name="P290">use an encog component to automatically learn user’s classification parameters</text:p>
            </text:list-item>
            <text:list-item>
              <text:p text:style-name="P290">this is analogous to google’s important inbox feature</text:p>
            </text:list-item>
          </text:list>
        </text:list-item>
      </text:list>
      <text:h text:style-name="P333" text:outline-level="10"/>
      <text:p text:style-name="P57"/>
      <text:h text:style-name="P345" text:outline-level="10"><text:bookmark text:name="h.x3cy6cj05bsq"/>Deprecated Focuses</text:h>
      <text:h text:style-name="P347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2">What it Does</text:p>
          </table:table-cell>
          <table:table-cell table:style-name="Table15.A1" office:value-type="string">
            <text:p text:style-name="P52">What it Doesn’t (yet)</text:p>
          </table:table-cell>
        </table:table-row>
        <table:table-row>
          <table:table-cell table:style-name="Table15.A1" office:value-type="string">
            <text:p text:style-name="P53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02">highlight currently selected tag(s)</text:p>
              </text:list-item>
              <text:list-item>
                <text:p text:style-name="P302">allow multiple tag selection</text:p>
              </text:list-item>
              <text:list-item>
                <text:p text:style-name="P302">allow strength-based tag selection</text:p>
              </text:list-item>
              <text:list-item>
                <text:p text:style-name="P302">order by most tags</text:p>
              </text:list-item>
              <text:list-item>
                <text:p text:style-name="P302">show other information about each tag, live update where necessary</text:p>
              </text:list-item>
              <text:list-item>
                <text:p text:style-name="P287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287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87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26" text:outline-level="10"><text:bookmark text:name="h.s7n5aqjpud95"/></text:h>
      <text:h text:style-name="P326" text:outline-level="10"><text:bookmark text:name="h.jw15k9k3fsa7"/>Favorite Tagger</text:h>
      <text:p text:style-name="P5">TODO</text:p>
      <text:list xml:id="list5396472862776508431" text:style-name="LS45">
        <text:list-item>
          <text:p text:style-name="P138">Show added favorites</text:p>
        </text:list-item>
      </text:list>
      <text:h text:style-name="P319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724385844020990363" text:style-name="LS46">
        <text:list-item>
          <text:p text:style-name="P139">quick publish current emotion (button)</text:p>
        </text:list-item>
      </text:list>
      <text:h text:style-name="P326" text:outline-level="10"><text:bookmark text:name="h.e0k9y4n8cgyw"/>Other Taggers</text:h>
      <text:p text:style-name="P5">TODO</text:p>
      <text:list xml:id="list411" text:style-name="LS13">
        <text:list-item>
          <text:p text:style-name="P290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90">ivan’s circle menu</text:p>
        </text:list-item>
        <text:list-item>
          <text:p text:style-name="P290">metamaps spinning carousel menu</text:p>
        </text:list-item>
        <text:list-item>
          <text:p text:style-name="P303">Dashboard/Home screen</text:p>
        </text:list-item>
      </text:list>
      <text:h text:style-name="P337" text:outline-level="10"/>
      <text:h text:style-name="P326" text:outline-level="10"><text:bookmark text:name="h.r8m7vi6s1sfs"/>Focus Keyword</text:h>
      <text:p text:style-name="P32"><text:span text:style-name="T12">TODO</text:span> Filtering by keyword.</text:p>
      <text:h text:style-name="P319" text:outline-level="10"><text:bookmark text:name="h.k1jvsv5q5trx"/><office:annotation><dc:date>0000-00-00T00:00:00</dc:date><text:p text:style-name="P350"><text:span text:style-name="T1">Dorotea Mar:</text:span></text:p><text:p text:style-name="P350"><text:span text:style-name="T1">i like the name :) maybe let's put some examples, also for the needs tagger</text:span></text:p></office:annotation>Human Body Tagger</text:h>
      <text:h text:style-name="P326" text:outline-level="10"><text:bookmark text:name="h.aac4785y2hq4"/>Needs Tagger</text:h>
      <text:h text:style-name="P336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290">includes map, recent items, and stats</text:p>
        </text:list-item>
        <text:list-item>
          <text:p text:style-name="P290">requests fullsize</text:p>
        </text:list-item>
      </text:list>
      <text:h text:style-name="P336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2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1"/>
      <text:p text:style-name="P5">TODO</text:p>
      <text:list xml:id="list7253451112328246317" text:style-name="LS47">
        <text:list-item>
          <text:p text:style-name="P291">jQuery plugin, with demonstrated multi-instantiability on single document OK</text:p>
        </text:list-item>
        <text:list-item>
          <text:p text:style-name="P291">Sentencizing OK</text:p>
        </text:list-item>
        <text:list-item>
          <text:p text:style-name="P291">Text-to-speech</text:p>
        </text:list-item>
        <text:list-item>
          <text:p text:style-name="P291">Preserve links and images in frames</text:p>
        </text:list-item>
        <text:list-item>
          <text:p text:style-name="P291">Image Search</text:p>
        </text:list-item>
        <text:list-item>
          <text:p text:style-name="P291">Add current sentence to attention set (as # anchor to the base page URL)</text:p>
        </text:list-item>
        <text:list-item>
          <text:p text:style-name="P140">jQuery Mobile Dragging for next/prev and font-size</text:p>
        </text:list-item>
      </text:list>
      <text:list xml:id="list5145066910961431953" text:style-name="LS48">
        <text:list-item>
          <text:p text:style-name="P292">Rapid presentation mode: “Neuro Download”</text:p>
        </text:list-item>
      </text:list>
      <text:p text:style-name="P50"><text:bookmark text:name="h.os3nowd9a4kh"/></text:p>
      <text:h text:style-name="P335" text:outline-level="10"><text:bookmark text:name="h.7x7x2o6lhotb"/>Server Plugins</text:h>
      <text:p text:style-name="P51">Server plugins can be enabled by administrators to expand the server’s functionality.</text:p>
      <text:p text:style-name="P50"/>
      <text:p text:style-name="P54"/>
      <text:p text:style-name="P56">TODO</text:p>
      <text:list xml:id="list496" text:style-name="LS13">
        <text:list-item>
          <text:p text:style-name="P290">Server plugins provide Focus modes to client</text:p>
        </text:list-item>
      </text:list>
      <text:p text:style-name="P44">KML</text:p>
      <text:p text:style-name="P35">TODO</text:p>
      <text:list xml:id="list103340830459576" text:continue-list="list103341056847671" text:style-name="LS1">
        <text:list-item>
          <text:p text:style-name="P208">Interest in KML file</text:p>
        </text:list-item>
        <text:list-item>
          <text:p text:style-name="P220">Security permission on /input/ endpoints</text:p>
        </text:list-item>
        <text:list-item>
          <text:p text:style-name="P213">KML output</text:p>
        </text:list-item>
        <text:list-item>
          <text:h text:style-name="P317" text:outline-level="10">GeoJSON output</text:h>
        </text:list-item>
      </text:list>
      <text:h text:style-name="P346" text:outline-level="10"><text:bookmark text:name="h.sluvipli6v5q"/>Facetime Plugin</text:h>
      <text:p text:style-name="P5">TODO</text:p>
      <text:list xml:id="list497" text:style-name="LS13">
        <text:list-item>
          <text:p text:style-name="P290">identify people in close proximity that you can explore “face time” with (sent as private messages)</text:p>
        </text:list-item>
      </text:list>
      <text:h text:style-name="P343" text:outline-level="10"><text:bookmark text:name="h.normqaweovxl"/>Jam Plugin</text:h>
      <text:p text:style-name="P5">TODO</text:p>
      <text:list xml:id="list498" text:style-name="LS13">
        <text:list-item>
          <text:p text:style-name="P290">identify people with musical instruments in close proximity that can form bands</text:p>
        </text:list-item>
      </text:list>
      <text:h text:style-name="P343" text:outline-level="10"><text:bookmark text:name="h.ut5oul5ze08w"/>Emotion Detector Plugin</text:h>
      <text:p text:style-name="P5">TODO</text:p>
      <text:list xml:id="list499" text:style-name="LS13">
        <text:list-item>
          <text:p text:style-name="P290">clarify emotional context of previously authored objects using one or more sentiment analysis algorithms</text:p>
        </text:list-item>
      </text:list>
      <text:h text:style-name="P343" text:outline-level="10"><text:bookmark text:name="h.9zfnabqb4yf5"/>Craigslist Plugin</text:h>
      <text:p text:style-name="P5">TODO</text:p>
      <text:list xml:id="list500" text:style-name="LS13">
        <text:list-item>
          <text:p text:style-name="P290">get craigslist items from appropriate RSS feed, and apply relevant tags</text:p>
        </text:list-item>
        <text:list-item>
          <text:p text:style-name="P290">craigslist enhancements</text:p>
        </text:list-item>
      </text:list>
      <text:h text:style-name="P343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290">“happy &lt;-&gt; sad” / “rich &lt;-&gt; poor” @afxdeadcode bot functionality</text:p>
            </text:list-item>
            <text:list-item>
              <text:p text:style-name="P290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4665443345682426915" text:style-name="LS50">
        <text:list-item>
          <text:p text:style-name="P293">Environment-dependent (relevance predicate)</text:p>
        </text:list-item>
        <text:list-item>
          <text:p text:style-name="P293">Chat Bots</text:p>
        </text:list-item>
        <text:list-item>
          <text:p text:style-name="P293">Administrator “add new product” pages, with environment simulation</text:p>
        </text:list-item>
        <text:list-item>
          <text:p text:style-name="P141">Implemented as Support for an Intention</text:p>
        </text:list-item>
      </text:list>
      <text:list xml:id="list508" text:style-name="LS13">
        <text:list-item>
          <text:list>
            <text:list-item>
              <text:p text:style-name="P290">demographics reports: produce data reports of analyzed trends, sentiments, etc.. useful for selling to marketing business.</text:p>
            </text:list-item>
            <text:list-item>
              <text:p text:style-name="P290">product wars: incite fights between consumers of competing products</text:p>
            </text:list-item>
            <text:list-item>
              <text:p text:style-name="P290">twitter local tweets:</text:p>
              <text:list>
                <text:list-item>
                  <text:p text:style-name="P290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90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90">SendToTwitter(username=...) if multiple bots are registered on the server</text:p>
                </text:list-item>
                <text:list-item>
                  <text:p text:style-name="P290">attempt to send pending replies to messages previously received from twitter</text:p>
                </text:list-item>
              </text:list>
            </text:list-item>
            <text:list-item>
              <text:p text:style-name="P290">OSM: interest (“curiosity”) in amenities for a given location is noticed by the plugin to yield the OSM amenity data</text:p>
            </text:list-item>
            <text:list-item>
              <text:p text:style-name="P290">RSS: created post objects inherit all other tags of the (creating) feed</text:p>
            </text:list-item>
            <text:list-item>
              <text:p text:style-name="P290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36" text:outline-level="10"><text:bookmark text:name="h.9daridstim51"/>ClimateViewer</text:h>
      <text:p text:style-name="P50">Facebook meets 3D map, toggle overlays from individuals, networks and services</text:p>
      <text:p text:style-name="P5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8">What it Does</text:p>
          </table:table-cell>
          <table:table-cell table:style-name="Table16.A1" office:value-type="string">
            <text:p text:style-name="P48">What it Doesn’t (yet)</text:p>
          </table:table-cell>
        </table:table-row>
        <table:table-row>
          <table:table-cell table:style-name="Table16.A1" office:value-type="string">
            <text:p text:style-name="P45"/>
          </table:table-cell>
          <table:table-cell table:style-name="Table16.A1" office:value-type="string">
            <text:list xml:id="list1545306299677518510" text:style-name="LS51">
              <text:list-item>
                <text:p text:style-name="P288"><office:annotation><dc:date>0000-00-00T00:00:00</dc:date><text:p text:style-name="P350"><text:span text:style-name="T1">Eimhin David:</text:span></text:p><text:p text:style-name="P350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04">Post photo/video/audio clips to map markers with time stamps, and the ability to view the content in a popup balloon or rss feed.</text:p>
              </text:list-item>
              <text:list-item>
                <text:p text:style-name="P288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04">Subscribe to text/sms/email updates for events you predefine (environmental pollution, 50 mile radius from my home, email me or tsunami alert/earthquake/tornado)</text:p>
              </text:list-item>
              <text:list-item>
                <text:p text:style-name="P304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88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04">Post anonymous content, which is private and encrypted (long term goal)</text:p>
              </text:list-item>
              <text:list-item>
                <text:p text:style-name="P304">Use all features above on mobile devices in 2D, and 3D on PC, Mac, and Linux.</text:p>
              </text:list-item>
            </text:list>
          </table:table-cell>
        </table:table-row>
      </table:table>
      <text:p text:style-name="P305"><text:s/><text:bookmark text:name="h.b9e7du3qbsae"/></text:p>
      <text:p text:style-name="P43"/>
      <text:p text:style-name="P1"/>
      <text:h text:style-name="P338" text:outline-level="10"><text:bookmark text:name="h.krl7qrkwpknw"/>Old, but may content relevant items: </text:h>
      <text:h text:style-name="P334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06">send essential objects on connect:</text:p>
              <text:list>
                <text:list-item>
                  <text:p text:style-name="P307">user’s own objects “mine”</text:p>
                </text:list-item>
                <text:list-item>
                  <text:p text:style-name="P307">tags</text:p>
                </text:list-item>
                <text:list-item>
                  <text:p text:style-name="P306">most recent</text:p>
                </text:list-item>
              </text:list>
            </text:list-item>
            <text:list-item>
              <text:p text:style-name="P306">getGeolocation</text:p>
              <text:list>
                <text:list-item>
                  <text:p text:style-name="P306">consider both primitive spacepoint property and first property with it</text:p>
                </text:list-item>
              </text:list>
            </text:list-item>
            <text:list-item>
              <text:p text:style-name="P306">fix relevant not updating when /tag/ accessed</text:p>
            </text:list-item>
            <text:list-item>
              <text:p text:style-name="P306">add primitive tag</text:p>
            </text:list-item>
            <text:list-item>
              <text:p text:style-name="P306">add color primitive data type</text:p>
            </text:list-item>
            <text:list-item>
              <text:p text:style-name="P306">add tag property, with type select (requires new meta-primitive)</text:p>
            </text:list-item>
            <text:list-item>
              <text:p text:style-name="P306">db stores involved tags as cache for fast index queries; removes the cache property from retrieved DB object</text:p>
            </text:list-item>
            <text:list-item>
              <text:p text:style-name="P306">CompleteObject loaded from menu/url</text:p>
            </text:list-item>
            <text:list-item>
              <text:p text:style-name="P306">complete object manipulation unit tests</text:p>
            </text:list-item>
            <text:list-item>
              <text:p text:style-name="P308">fix the matching plugins, for basic object matching</text:p>
              <text:list>
                <text:list-item>
                  <text:p text:style-name="P308">human age match</text:p>
                </text:list-item>
                <text:list-item>
                  <text:p text:style-name="P308">musical instrument match</text:p>
                </text:list-item>
              </text:list>
            </text:list-item>
            <text:list-item>
              <text:p text:style-name="P306">obey min/max property arity, affects tag display and property adding behavior</text:p>
            </text:list-item>
            <text:list-item>
              <text:p text:style-name="P290">on startup, download all of a user’s objects first, then get other objects according to interests and recency. </text:p>
              <text:list>
                <text:list-item>
                  <text:p text:style-name="P290"><text:s/>interest modes:</text:p>
                  <text:list>
                    <text:list-item>
                      <text:p text:style-name="P290">geolocation</text:p>
                    </text:list-item>
                    <text:list-item>
                      <text:p text:style-name="P290">tag vector</text:p>
                    </text:list-item>
                    <text:list-item>
                      <text:p text:style-name="P290"/>
                    </text:list-item>
                  </text:list>
                </text:list-item>
              </text:list>
            </text:list-item>
            <text:list-item>
              <text:p text:style-name="P290">add a restartEvery parameter to plugins to have them stopped and restarted at periodic intervals</text:p>
            </text:list-item>
            <text:list-item>
              <text:p text:style-name="P290">tag recommendations:</text:p>
              <text:list>
                <text:list-item>
                  <text:p text:style-name="P290">stemming on english words</text:p>
                  <text:list>
                    <text:list-item>
                      <text:p text:style-name="P290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90">variable score result 0..1.0, indicated with sort order and font size</text:p>
                </text:list-item>
                <text:list-item>
                  <text:p text:style-name="P290">display in bottom section below all tags</text:p>
                </text:list-item>
                <text:list-item>
                  <text:p text:style-name="P290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06">find relevant (geographically near) objects when only a spacepoint is in (edited) focus</text:p>
            </text:list-item>
            <text:list-item>
              <text:p text:style-name="P306">indicate when the DB isnt running</text:p>
            </text:list-item>
            <text:list-item>
              <text:p text:style-name="P306">merge properties from duplicate tags on ontology loads</text:p>
            </text:list-item>
            <text:list-item>
              <text:p text:style-name="P309">user IP -&gt; becomes a known IP object that can become geo-IP resolved as a “location of interest” to ponder inference results</text:p>
            </text:list-item>
            <text:list-item>
              <text:p text:style-name="P309">mousewheel on applied Tag to adjust strength; adjusts font-size of displayed applied tag</text:p>
            </text:list-item>
            <text:list-item>
              <text:p text:style-name="P309">loaded and unloaded plugins reified as objects themselves</text:p>
            </text:list-item>
            <text:list-item>
              <text:p text:style-name="P309">“Forecast” tag modeled after Foresight Engine</text:p>
              <text:list>
                <text:list-item>
                  <text:p text:style-name="P290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10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10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90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10">No way!” If you disagree, play an antagonism card.</text:p>
                    </text:list-item>
                    <text:list-item>
                      <text:p text:style-name="P310">“Yes! And…” If you agree, play a momentum card.</text:p>
                    </text:list-item>
                    <text:list-item>
                      <text:p text:style-name="P310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10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09">make cortexit.js optional using try/catch on module require</text:p>
            </text:list-item>
            <text:list-item>
              <text:p text:style-name="P309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90">object properties</text:p>
              <text:list>
                <text:list-item>
                  <text:p text:style-name="P290">shown in graph view as edges</text:p>
                </text:list-item>
              </text:list>
            </text:list-item>
            <text:list-item>
              <text:p text:style-name="P306">remove text display of name in message, just add ‘title=’ to displayed avatar icon</text:p>
            </text:list-item>
            <text:list-item>
              <text:p text:style-name="P306">add ‘(Me)’ to a displayed Self object that matches clientID</text:p>
            </text:list-item>
            <text:list-item>
              <text:p text:style-name="P306">team focus w/ filter for individual authors</text:p>
              <text:list>
                <text:list-item>
                  <text:p text:style-name="P306">private message</text:p>
                </text:list-item>
                <text:list-item>
                  <text:p text:style-name="P306">private video conference</text:p>
                </text:list-item>
                <text:list-item>
                  <text:p text:style-name="P306">“pay...”</text:p>
                </text:list-item>
                <text:list-item>
                  <text:p text:style-name="P306">trust: unknown</text:p>
                </text:list-item>
                <text:list-item>
                  <text:p text:style-name="P306">last activity: unknown</text:p>
                </text:list-item>
              </text:list>
            </text:list-item>
            <text:list-item>
              <text:p text:style-name="P306">cloning adds ‘clonedFrom:’ field</text:p>
            </text:list-item>
            <text:list-item>
              <text:p text:style-name="P306">“Understand” focus - natural language input w/ iterative disambiguation per sentence</text:p>
            </text:list-item>
            <text:list-item>
              <text:p text:style-name="P306">initMiniMap() - should use self’s geolocation as default starting position</text:p>
            </text:list-item>
            <text:list-item>
              <text:p text:style-name="P290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90">proxy file request caching to avoid refetching on repeated or same requests from multiple people</text:p>
            </text:list-item>
            <text:list-item>
              <text:p text:style-name="P290">use default view on startup, don’t leave blank</text:p>
            </text:list-item>
            <text:list-item>
              <text:p text:style-name="P290">“see relevant” item in focus save menu (underneath ‘export’) -&gt; set list semantics to relevance, etc.. update view</text:p>
            </text:list-item>
            <text:list-item>
              <text:p text:style-name="P290">“team” main menu link = relevant to “user” = /tag/general.User</text:p>
            </text:list-item>
            <text:list-item>
              <text:p text:style-name="P290">tag cloud in report with links to /tag/*</text:p>
            </text:list-item>
            <text:list-item>
              <text:p text:style-name="P290">layouts:</text:p>
              <text:list>
                <text:list-item>
                  <text:p text:style-name="P290">hide / minimize / maximize (like blogger) focus section</text:p>
                </text:list-item>
              </text:list>
            </text:list-item>
            <text:list-item>
              <text:p text:style-name="P290">themes</text:p>
              <text:list>
                <text:list-item>
                  <text:p text:style-name="P290">styling of tag buttons both in focus editor and in object view to resemble each other</text:p>
                </text:list-item>
                <text:list-item>
                  <text:p text:style-name="P290">...automatically download and install css/bootstrap themes?</text:p>
                </text:list-item>
                <text:list-item>
                  <text:p text:style-name="P290">sounds?</text:p>
                </text:list-item>
              </text:list>
            </text:list-item>
            <text:list-item>
              <text:p text:style-name="P290">ontology search: include matches for tags and properties, their names and descriptions</text:p>
            </text:list-item>
            <text:list-item>
              <text:p text:style-name="P290">“traveling mode“ and advanced location settings, including basic location selector modal dialog</text:p>
            </text:list-item>
            <text:list-item>
              <text:p text:style-name="P290">_.extend() objects with utility methods</text:p>
            </text:list-item>
            <text:list-item>
              <text:p text:style-name="P290">focus/popup a specific object, fullscreen</text:p>
            </text:list-item>
            <text:list-item>
              <text:p text:style-name="P290">{Live update | Pagination} modes</text:p>
            </text:list-item>
            <text:list-item>
              <text:p text:style-name="P290">Relevance highlights tag button widgets (which are used in both focus editor and object viewer)</text:p>
            </text:list-item>
            <text:list-item>
              <text:p text:style-name="P290">fontsize adjust slider(s)</text:p>
            </text:list-item>
            <text:list-item>
              <text:p text:style-name="P290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90">text-to-speech</text:p>
            </text:list-item>
            <text:list-item>
              <text:p text:style-name="P290">plugin dependencies</text:p>
            </text:list-item>
            <text:list-item>
              <text:p text:style-name="P290">mobile site (extensive use of modal dialogs and sliding/toggling modes)</text:p>
            </text:list-item>
            <text:list-item>
              <text:p text:style-name="P290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90">popup/tooltip wikipedia mobile view for annotated terms. ex: “Food” -&gt; en.wikipedia.org/wiki/Food</text:p>
            </text:list-item>
            <text:list-item>
              <text:p text:style-name="P290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90">favorites: keeps attention “pinned” for certain objects at varying levels; ensures they wont be forgotten</text:p>
            </text:list-item>
            <text:list-item>
              <text:p text:style-name="P290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41" text:outline-level="10"/>
      <text:h text:style-name="P342" text:outline-level="10"><text:bookmark text:name="h.e6ktshop07yc"/><text:bookmark text:name="h.ag1474oxgekq"/><text:bookmark text:name="id.x8lrndfsfwth"/>Survival Planner</text:h>
      <text:p text:style-name="P1"/>
      <text:p text:style-name="P9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7">INPUTS</text:p>
            <text:p text:style-name="P18">none are required. many are inferred from sensors</text:p>
          </table:table-cell>
          <table:table-cell table:style-name="Table18.A1" office:value-type="string">
            <text:p text:style-name="P17">OUTPUTS</text:p>
          </table:table-cell>
        </table:table-row>
        <table:table-row>
          <table:table-cell table:style-name="Table18.A1" office:value-type="string">
            <text:p text:style-name="P15">Personal Conditions</text:p>
            <text:list xml:id="list2672406230313546663" text:style-name="LS54">
              <text:list-item>
                <text:p text:style-name="P252">Biometrics</text:p>
                <text:list>
                  <text:list-item>
                    <text:p text:style-name="P252">Age</text:p>
                  </text:list-item>
                  <text:list-item>
                    <text:p text:style-name="P252">Weight</text:p>
                  </text:list-item>
                  <text:list-item>
                    <text:p text:style-name="P252">Height</text:p>
                  </text:list-item>
                  <text:list-item>
                    <text:p text:style-name="P252">Gender</text:p>
                  </text:list-item>
                  <text:list-item>
                    <text:p text:style-name="P252">Temperature</text:p>
                  </text:list-item>
                  <text:list-item>
                    <text:p text:style-name="P252">Ethnicity</text:p>
                  </text:list-item>
                  <text:list-item>
                    <text:p text:style-name="P252">Blood type</text:p>
                  </text:list-item>
                  <text:list-item>
                    <text:p text:style-name="P252">Genetics</text:p>
                  </text:list-item>
                  <text:list-item>
                    <text:p text:style-name="P252">Pulse Rate &amp; Variability</text:p>
                  </text:list-item>
                  <text:list-item>
                    <text:p text:style-name="P252">Blood Pressure</text:p>
                  </text:list-item>
                  <text:list-item>
                    <text:p text:style-name="P252">Breathing Rate</text:p>
                  </text:list-item>
                  <text:list-item>
                    <text:p text:style-name="P252">...</text:p>
                  </text:list-item>
                </text:list>
              </text:list-item>
              <text:list-item>
                <text:p text:style-name="P252">Hunger / Thirst</text:p>
                <text:list>
                  <text:list-item>
                    <text:p text:style-name="P252">...</text:p>
                  </text:list-item>
                </text:list>
              </text:list-item>
              <text:list-item>
                <text:p text:style-name="P252">Memory</text:p>
              </text:list-item>
              <text:list-item>
                <text:p text:style-name="P234">Focus</text:p>
              </text:list-item>
              <text:list-item>
                <text:p text:style-name="P234">Mood</text:p>
                <text:list>
                  <text:list-item>
                    <text:p text:style-name="P234">Stability</text:p>
                  </text:list-item>
                  <text:list-item>
                    <text:p text:style-name="P234">Presence of Depression</text:p>
                  </text:list-item>
                  <text:list-item>
                    <text:p text:style-name="P234">Presence of Euphoria</text:p>
                  </text:list-item>
                </text:list>
              </text:list-item>
              <text:list-item>
                <text:p text:style-name="P234">Energy</text:p>
              </text:list-item>
              <text:list-item>
                <text:p text:style-name="P234">Relax</text:p>
              </text:list-item>
              <text:list-item>
                <text:p text:style-name="P234">Athletic Performance</text:p>
              </text:list-item>
              <text:list-item>
                <text:p text:style-name="P234">Illness</text:p>
              </text:list-item>
              <text:list-item>
                <text:p text:style-name="P234">Injury</text:p>
                <text:list>
                  <text:list-item>
                    <text:p text:style-name="P234">[per body part]</text:p>
                  </text:list-item>
                </text:list>
              </text:list-item>
              <text:list-item>
                <text:p text:style-name="P234">Need to Detox and Stop...</text:p>
                <text:list>
                  <text:list-item>
                    <text:p text:style-name="P234">Alcohol Addiction</text:p>
                  </text:list-item>
                  <text:list-item>
                    <text:p text:style-name="P234">Opiate Addiction</text:p>
                  </text:list-item>
                  <text:list-item>
                    <text:p text:style-name="P234">Cocaine / Amphetamine Addiction</text:p>
                  </text:list-item>
                  <text:list-item>
                    <text:p text:style-name="P234">Benzodiazepine Addiction</text:p>
                  </text:list-item>
                  <text:list-item>
                    <text:p text:style-name="P234">Other Addictions and their cravings</text:p>
                  </text:list-item>
                </text:list>
              </text:list-item>
            </text:list>
            <text:p text:style-name="P11"/>
            <text:p text:style-name="P15">Environment Conditions</text:p>
            <text:list xml:id="list6953228067349486487" text:style-name="LS55">
              <text:list-item>
                <text:p text:style-name="P235">Time </text:p>
                <text:list>
                  <text:list-item>
                    <text:p text:style-name="P235">of Day</text:p>
                  </text:list-item>
                  <text:list-item>
                    <text:p text:style-name="P235">of Year</text:p>
                  </text:list-item>
                </text:list>
              </text:list-item>
              <text:list-item>
                <text:p text:style-name="P235">Weather</text:p>
                <text:list>
                  <text:list-item>
                    <text:p text:style-name="P235">Rain Storm</text:p>
                  </text:list-item>
                  <text:list-item>
                    <text:p text:style-name="P235">Snow</text:p>
                  </text:list-item>
                  <text:list-item>
                    <text:p text:style-name="P235">Tropical Storm</text:p>
                  </text:list-item>
                  <text:list-item>
                    <text:p text:style-name="P235">Hurricane</text:p>
                  </text:list-item>
                  <text:list-item>
                    <text:p text:style-name="P235">Tornado</text:p>
                  </text:list-item>
                  <text:list-item>
                    <text:p text:style-name="P235">Tsunami</text:p>
                  </text:list-item>
                  <text:list-item>
                    <text:p text:style-name="P235">..</text:p>
                  </text:list-item>
                </text:list>
              </text:list-item>
              <text:list-item>
                <text:p text:style-name="P235">Pollution</text:p>
                <text:list>
                  <text:list-item>
                    <text:p text:style-name="P235">Air/Water Quality</text:p>
                  </text:list-item>
                  <text:list-item>
                    <text:p text:style-name="P235">Radiation</text:p>
                  </text:list-item>
                  <text:list-item>
                    <text:p text:style-name="P235">Electrosmog</text:p>
                  </text:list-item>
                  <text:list-item>
                    <text:p text:style-name="P235">...</text:p>
                  </text:list-item>
                </text:list>
              </text:list-item>
              <text:list-item>
                <text:p text:style-name="P235">Crime</text:p>
              </text:list-item>
              <text:list-item>
                <text:p text:style-name="P235">Economic</text:p>
              </text:list-item>
              <text:list-item>
                <text:p text:style-name="P235">Sociopolitical</text:p>
                <text:list>
                  <text:list-item>
                    <text:p text:style-name="P235">Vote</text:p>
                  </text:list-item>
                  <text:list-item>
                    <text:p text:style-name="P235">Taxes</text:p>
                  </text:list-item>
                  <text:list-item>
                    <text:p text:style-name="P235">...</text:p>
                  </text:list-item>
                </text:list>
              </text:list-item>
              <text:list-item>
                <text:p text:style-name="P235">Cultural</text:p>
                <text:list>
                  <text:list-item>
                    <text:p text:style-name="P235">Holidays</text:p>
                  </text:list-item>
                </text:list>
              </text:list-item>
              <text:list-item>
                <text:p text:style-name="P235">Farming / Plant Maintenance</text:p>
              </text:list-item>
            </text:list>
            <text:p text:style-name="P11"/>
            <text:p text:style-name="P15">Resource Inventory</text:p>
            <text:list xml:id="list4636532734190528655" text:style-name="LS56">
              <text:list-item>
                <text:p text:style-name="P236">[Item, Quantity]</text:p>
              </text:list-item>
              <text:list-item>
                <text:p text:style-name="P236">Cash [Currency, Quantity]</text:p>
              </text:list-item>
            </text:list>
            <text:p text:style-name="P11"/>
            <text:p text:style-name="P15">Social Conditions</text:p>
            <text:list xml:id="list3200586345065042902" text:style-name="LS57">
              <text:list-item>
                <text:p text:style-name="P237">Relationship Quality</text:p>
                <text:list>
                  <text:list-item>
                    <text:p text:style-name="P237">Animals / Pets</text:p>
                  </text:list-item>
                  <text:list-item>
                    <text:p text:style-name="P237">Strangers</text:p>
                  </text:list-item>
                  <text:list-item>
                    <text:p text:style-name="P237">Coworker</text:p>
                  </text:list-item>
                  <text:list-item>
                    <text:p text:style-name="P237">Student / Teacher</text:p>
                  </text:list-item>
                  <text:list-item>
                    <text:p text:style-name="P237">Friend</text:p>
                  </text:list-item>
                  <text:list-item>
                    <text:p text:style-name="P237">Family</text:p>
                  </text:list-item>
                  <text:list-item>
                    <text:p text:style-name="P237">Roommate</text:p>
                  </text:list-item>
                  <text:list-item>
                    <text:p text:style-name="P237">Boyfriend/Girlfriend</text:p>
                  </text:list-item>
                  <text:list-item>
                    <text:p text:style-name="P237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0"><text:span text:style-name="T5">Suggested Actions</text:span><text:span text:style-name="T1"> (always includes a list one or more logical reasons supported by objective measurements, ontology of activity)</text:span></text:p>
            <text:p text:style-name="P11"/>
            <text:p text:style-name="P11">any number of actions can be suggested at a given time, prioritized by varying strengths</text:p>
            <text:p text:style-name="P11"/>
            <text:list xml:id="list7272093348829404495" text:style-name="LS58">
              <text:list-item>
                <text:p text:style-name="P238">Acquire Item (ex: store purchase or borrow/trade)</text:p>
              </text:list-item>
              <text:list-item>
                <text:p text:style-name="P238">Consume Item</text:p>
                <text:list>
                  <text:list-item>
                    <text:p text:style-name="P238">Quantity Range (Dose)</text:p>
                  </text:list-item>
                  <text:list-item>
                    <text:p text:style-name="P238">Frequency</text:p>
                  </text:list-item>
                  <text:list-item>
                    <text:p text:style-name="P238">Ingestion Method</text:p>
                    <text:list>
                      <text:list-item>
                        <text:p text:style-name="P238">Orally</text:p>
                      </text:list-item>
                      <text:list-item>
                        <text:p text:style-name="P238">Sublingually</text:p>
                      </text:list-item>
                      <text:list-item>
                        <text:p text:style-name="P238">IV</text:p>
                      </text:list-item>
                      <text:list-item>
                        <text:p text:style-name="P238">…</text:p>
                      </text:list-item>
                    </text:list>
                  </text:list-item>
                  <text:list-item>
                    <text:p text:style-name="P238">Ingestion Activity (dose response curves vs. time, for warning when a drug is biologically effective or ineffective)</text:p>
                  </text:list-item>
                  <text:list-item>
                    <text:p text:style-name="P238">Contraindications/Indications</text:p>
                  </text:list-item>
                </text:list>
              </text:list-item>
              <text:list-item>
                <text:p text:style-name="P238">Gather / Ready / Deploy / Attend_to Item (get it ready for use)</text:p>
                <text:list>
                  <text:list-item>
                    <text:p text:style-name="P238">saving minutes in the case of an emergency could save a life</text:p>
                  </text:list-item>
                </text:list>
              </text:list-item>
              <text:list-item>
                <text:p text:style-name="P238">Share Item</text:p>
              </text:list-item>
              <text:list-item>
                <text:p text:style-name="P238">Travel</text:p>
              </text:list-item>
              <text:list-item>
                <text:p text:style-name="P238">Contact</text:p>
              </text:list-item>
              <text:list-item>
                <text:p text:style-name="P238">Relax / Do Nothing / Be Patient</text:p>
              </text:list-item>
              <text:list-item>
                <text:p text:style-name="P238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67</meta:editing-cycles>
    <dc:date>2014-01-07T10:33:39.306947653</dc:date>
    <meta:editing-duration>P10DT38M42S</meta:editing-duration>
    <meta:document-statistic meta:table-count="7" meta:image-count="0" meta:object-count="0" meta:page-count="1" meta:paragraph-count="1000" meta:word-count="6661" meta:character-count="42237" meta:non-whitespace-character-count="37293"/>
  </office:meta>
</office:document-meta>
</file>